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874" officeooo:paragraph-rsid="0016a874"/>
    </style:style>
    <style:style style:name="P2" style:family="paragraph" style:parent-style-name="Standard">
      <style:text-properties officeooo:rsid="001dba53" officeooo:paragraph-rsid="001dba53"/>
    </style:style>
    <style:style style:name="P3" style:family="paragraph" style:parent-style-name="Standard">
      <style:text-properties officeooo:rsid="00232368" officeooo:paragraph-rsid="00232368"/>
    </style:style>
    <style:style style:name="P4" style:family="paragraph" style:parent-style-name="Standard">
      <style:text-properties officeooo:rsid="00315be6" officeooo:paragraph-rsid="00315be6"/>
    </style:style>
    <style:style style:name="P5" style:family="paragraph" style:parent-style-name="Text_20_body">
      <style:paragraph-properties fo:margin-top="0cm" fo:margin-bottom="0cm" loext:contextual-spacing="false"/>
    </style:style>
    <style:style style:name="P6" style:family="paragraph" style:parent-style-name="Preformatted_20_Text">
      <style:text-properties officeooo:rsid="0016a874" officeooo:paragraph-rsid="0016a874"/>
    </style:style>
    <style:style style:name="P7" style:family="paragraph" style:parent-style-name="Preformatted_20_Text">
      <style:text-properties officeooo:rsid="001dba53" officeooo:paragraph-rsid="001dba53"/>
    </style:style>
    <style:style style:name="P8" style:family="paragraph" style:parent-style-name="Preformatted_20_Text">
      <style:text-properties officeooo:rsid="00315be6" officeooo:paragraph-rsid="00315be6"/>
    </style:style>
    <style:style style:name="P9" style:family="paragraph" style:parent-style-name="Preformatted_20_Text">
      <style:text-properties officeooo:rsid="0032d298" officeooo:paragraph-rsid="0032d298"/>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paragraph-rsid="0018c146"/>
    </style:style>
    <style:style style:name="P12" style:family="paragraph" style:parent-style-name="Preformatted_20_Text">
      <style:paragraph-properties fo:margin-top="0cm" fo:margin-bottom="0.499cm" loext:contextual-spacing="false"/>
      <style:text-properties officeooo:rsid="002c36f5" officeooo:paragraph-rsid="002c36f5"/>
    </style:style>
    <style:style style:name="P13" style:family="paragraph" style:parent-style-name="Standard">
      <style:paragraph-properties fo:margin-top="0cm" fo:margin-bottom="0.499cm" loext:contextual-spacing="false"/>
    </style:style>
    <style:style style:name="P14" style:family="paragraph" style:parent-style-name="Text_20_body">
      <style:paragraph-properties fo:margin-top="0cm" fo:margin-bottom="0.499cm" loext:contextual-spacing="false"/>
    </style:style>
    <style:style style:name="P15" style:family="paragraph" style:parent-style-name="Text_20_body">
      <style:paragraph-properties fo:margin-top="0cm" fo:margin-bottom="0.499cm" loext:contextual-spacing="false"/>
      <style:text-properties officeooo:rsid="002c36f5" officeooo:paragraph-rsid="002c36f5"/>
    </style:style>
    <style:style style:name="P16" style:family="paragraph" style:parent-style-name="Text_20_body">
      <style:text-properties officeooo:rsid="0016a874" officeooo:paragraph-rsid="0016a874"/>
    </style:style>
    <style:style style:name="P17" style:family="paragraph" style:parent-style-name="Text_20_body">
      <style:text-properties officeooo:rsid="001dba53" officeooo:paragraph-rsid="001dba53"/>
    </style:style>
    <style:style style:name="P18" style:family="paragraph" style:parent-style-name="Quotations">
      <style:text-properties officeooo:rsid="0016a874" officeooo:paragraph-rsid="0016a874"/>
    </style:style>
    <style:style style:name="P19" style:family="paragraph" style:parent-style-name="Heading_20_2">
      <style:paragraph-properties fo:text-align="center" style:justify-single-word="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Preformatted_20_Text">
      <style:text-properties officeooo:rsid="0032d298" officeooo:paragraph-rsid="0032d298"/>
    </style:style>
    <style:style style:name="P45" style:family="paragraph" style:parent-style-name="Preformatted_20_Text">
      <style:text-properties officeooo:rsid="00349950" officeooo:paragraph-rsid="00349950"/>
    </style:style>
    <style:style style:name="P46" style:family="paragraph" style:parent-style-name="Preformatted_20_Text">
      <style:text-properties officeooo:rsid="0035e653" officeooo:paragraph-rsid="0035e653"/>
    </style:style>
    <style:style style:name="P47" style:family="paragraph" style:parent-style-name="Preformatted_20_Text">
      <style:paragraph-properties fo:margin-top="0cm" fo:margin-bottom="0.499cm" loext:contextual-spacing="false"/>
    </style:style>
    <style:style style:name="P48" style:family="paragraph" style:parent-style-name="Heading_20_2">
      <style:text-properties officeooo:rsid="0032d298" officeooo:paragraph-rsid="0032d298"/>
    </style:style>
    <style:style style:name="P49" style:family="paragraph" style:parent-style-name="Heading_20_2">
      <style:text-properties officeooo:rsid="00349950" officeooo:paragraph-rsid="00349950"/>
    </style:style>
    <style:style style:name="T1" style:family="text">
      <style:text-properties fo:font-weight="bold"/>
    </style:style>
    <style:style style:name="T2" style:family="text">
      <style:text-properties officeooo:rsid="0020265d"/>
    </style:style>
    <style:style style:name="T3" style:family="text">
      <style:text-properties fo:font-style="italic"/>
    </style:style>
    <style:style style:name="T4" style:family="text">
      <style:text-properties officeooo:rsid="00232368"/>
    </style:style>
    <style:style style:name="T5" style:family="text">
      <style:text-properties fo:color="#00000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rite a lambda expression that accepts two integers arguments and returns max of them. </text:p>
      <text:section text:style-name="Sect1" text:name="ember1950">
        <text:p text:style-name="Text_20_body">Try not to use the Math library.</text:p>
        <text:p text:style-name="Text_20_body"><text:span text:style-name="T1">Solution format. </text:span>Submit your lambda expression in <text:span text:style-name="T1">any valid</text:span> format <text:span text:style-name="T1">with ; on the end</text:span>. </text:p>
        <text:p text:style-name="Text_20_body"><text:span text:style-name="T1">Examples:</text:span> (x, y) -&gt; x + y; (x) -&gt; { return x; };</text:p>
      </text:section>
      <text:p text:style-name="Text_20_body"><text:span text:style-name="Strong_20_Emphasis">Sample Input:</text:span> </text:p>
      <text:p text:style-name="P10">1 4</text:p>
      <text:p text:style-name="Text_20_body"><text:span text:style-name="Strong_20_Emphasis">Sample Output:</text:span> </text:p>
      <text:p text:style-name="P10">4</text:p>
      <text:p text:style-name="Standard"/>
      <text:p text:style-name="Text_20_body">Write a lambda expression that accepts a long value and returns the next even number.</text:p>
      <text:section text:style-name="Sect1" text:name="ember1977">
        <text:p text:style-name="Text_20_body">It is guaranteed<text:span text:style-name="Strong_20_Emphasis"> an input number is non-negative.</text:span></text:p>
        <text:p text:style-name="Text_20_body"><text:span text:style-name="Strong_20_Emphasis">Solution format. </text:span>Submit your lambda expression in <text:span text:style-name="Strong_20_Emphasis">any valid</text:span> format<text:span text:style-name="Strong_20_Emphasis"> with ; on the end</text:span>.</text:p>
        <text:p text:style-name="Text_20_body"><text:span text:style-name="Strong_20_Emphasis">Examples:</text:span> x -&gt; x; (x) -&gt; x; (x) -&gt; { return x; };</text:p>
      </text:section>
      <text:p text:style-name="Text_20_body"><text:span text:style-name="Strong_20_Emphasis">Sample Input 1:</text:span> </text:p>
      <text:p text:style-name="P10">2</text:p>
      <text:p text:style-name="Text_20_body"><text:span text:style-name="Strong_20_Emphasis">Sample Output 1:</text:span> </text:p>
      <text:p text:style-name="P10">4</text:p>
      <text:p text:style-name="Text_20_body"><text:span text:style-name="Strong_20_Emphasis">Sample Input 2:</text:span> </text:p>
      <text:p text:style-name="P10">317</text:p>
      <text:p text:style-name="Text_20_body"><text:span text:style-name="Strong_20_Emphasis">Sample Output 2:</text:span> </text:p>
      <text:p text:style-name="P10">318</text:p>
      <text:p text:style-name="Text_20_body">Write a lambda expression that accepts <text:span text:style-name="T1">seven (!) string arguments</text:span> and returns a string in upper case concatenated from all of them (in the order of arguments).</text:p>
      <text:section text:style-name="Sect1" text:name="ember2006">
        <text:p text:style-name="Text_20_body"><text:span text:style-name="T1">Note. </text:span>The correct solution may not work in your local environment because you don't have suitable functional interface. The testing system has the interface and can test your solution.</text:p>
        <text:p text:style-name="Text_20_body"><text:span text:style-name="T1">Solution format. </text:span>Submit your lambda expression with seven arguments in <text:span text:style-name="T1">any valid</text:span> format <text:span text:style-name="T1">with ; on the end</text:span>.</text:p>
        <text:p text:style-name="Text_20_body"><text:span text:style-name="T1">Examples (only with two args):</text:span> (x, y)  -&gt; x + y; (x, y) -&gt; { return x + y; };</text:p>
      </text:section>
      <text:p text:style-name="Text_20_body"><text:span text:style-name="Strong_20_Emphasis">Sample Input:</text:span> </text:p>
      <text:p text:style-name="P10">The lambda has too many string arguments.</text:p>
      <text:p text:style-name="Text_20_body"><text:span text:style-name="Strong_20_Emphasis">Sample Output:</text:span> </text:p>
      <text:p text:style-name="P10">THELAMBDAHASTOOMANYSTRINGARGUMENTS.</text:p>
      <text:p text:style-name="Text_20_body"><text:soft-page-break/>Write a lambda expression that accepts two <text:span text:style-name="T1">long</text:span> arguments as a range borders and calculates (returns) production of all numbers in this range (inclusively). It's guaranteed that <text:span text:style-name="T1">0 &lt;= left border &lt;= right border</text:span>. if <text:span text:style-name="T1">left border == right border</text:span> then <text:span text:style-name="T1">the result is any border.</text:span></text:p>
      <text:section text:style-name="Sect1" text:name="ember2039">
        <text:p text:style-name="Text_20_body"><text:span text:style-name="T1">Solution format. </text:span>Submit your lambda expression in <text:span text:style-name="T1">any valid</text:span> format <text:span text:style-name="T1">with ; on the end</text:span>. </text:p>
        <text:p text:style-name="Text_20_body"><text:span text:style-name="T1">Examples:</text:span> (x, y) -&gt; x + y; (x, y) -&gt; { return x + y; };</text:p>
      </text:section>
      <text:p text:style-name="Text_20_body"><text:span text:style-name="Strong_20_Emphasis">Sample Input 1:</text:span> </text:p>
      <text:p text:style-name="P10">0 1</text:p>
      <text:p text:style-name="Text_20_body"><text:span text:style-name="Strong_20_Emphasis">Sample Output 1:</text:span> </text:p>
      <text:p text:style-name="P10">0</text:p>
      <text:p text:style-name="Text_20_body"><text:span text:style-name="Strong_20_Emphasis">Sample Input 2:</text:span> </text:p>
      <text:p text:style-name="P10">2 2</text:p>
      <text:p text:style-name="Text_20_body"><text:span text:style-name="Strong_20_Emphasis">Sample Output 2:</text:span> </text:p>
      <text:p text:style-name="P10">2</text:p>
      <text:p text:style-name="Text_20_body"><text:span text:style-name="Strong_20_Emphasis">Sample Input 3:</text:span> </text:p>
      <text:p text:style-name="P10">1 4</text:p>
      <text:p text:style-name="Text_20_body"><text:span text:style-name="Strong_20_Emphasis">Sample Output 3:</text:span> </text:p>
      <text:p text:style-name="P10">24</text:p>
      <text:p text:style-name="Text_20_body"><text:span text:style-name="Strong_20_Emphasis">Sample Input 4:</text:span> </text:p>
      <text:p text:style-name="P10">5 15</text:p>
      <text:p text:style-name="Text_20_body"><text:span text:style-name="Strong_20_Emphasis">Sample Output 4:</text:span> </text:p>
      <text:p text:style-name="P10">54486432000</text:p>
      <text:p text:style-name="Standard"/>
      <text:p text:style-name="Text_20_body">Write a lambda expression that accepts <text:span text:style-name="T1">a list of strings</text:span> and returns <text:span text:style-name="T1">new list of distinct strings</text:span> (without repeating). The order of elements in the result list may be any (elements will be sorted by the testing system).</text:p>
      <text:section text:style-name="Sect1" text:name="ember2072">
        <text:p text:style-name="Text_20_body">If the input list doesn't contain any strings then the result list should be empty.</text:p>
        <text:p text:style-name="Text_20_body"><text:span text:style-name="T1">Hints: </text:span>it is possible to use sets, maps, lists and so on for helping.</text:p>
        <text:p text:style-name="Text_20_body"><text:span text:style-name="T1">Solution format. </text:span>Submit your lambda expression in <text:span text:style-name="T1">any valid</text:span> format <text:span text:style-name="T1">with ; on the end</text:span>.</text:p>
        <text:p text:style-name="Text_20_body"><text:span text:style-name="T1">Examples: </text:span>x -&gt; x; (x) -&gt; { return x; };</text:p>
      </text:section>
      <text:p text:style-name="Text_20_body"><text:span text:style-name="Strong_20_Emphasis">Sample Input 1:</text:span> </text:p>
      <text:p text:style-name="P10">java scala java clojure clojure</text:p>
      <text:p text:style-name="Text_20_body"><text:span text:style-name="Strong_20_Emphasis">Sample Output 1:</text:span> </text:p>
      <text:p text:style-name="P10"><text:soft-page-break/>clojure java scala</text:p>
      <text:p text:style-name="Text_20_body"><text:span text:style-name="Strong_20_Emphasis">Sample Input 2:</text:span> </text:p>
      <text:p text:style-name="P10">the three the three the three an an a</text:p>
      <text:p text:style-name="Text_20_body"><text:span text:style-name="Strong_20_Emphasis">Sample Output 2:</text:span> </text:p>
      <text:p text:style-name="P10">a an the three</text:p>
      <text:p text:style-name="Text_20_body">Using closure write a lambda expression that calculates a∗x2+b∗x+c where a, b, c are context final variables. They will be available in the context during testing. Note, the result is double.</text:p>
      <text:section text:style-name="Sect1" text:name="ember2372">
        <text:p text:style-name="Text_20_body"><text:span text:style-name="T1">Solution format. </text:span>Submit your lambda expression in <text:span text:style-name="T1">any valid</text:span> format <text:span text:style-name="T1">with ; on the end</text:span>.</text:p>
        <text:p text:style-name="Text_20_body"><text:span text:style-name="T1">Examples: </text:span>(x, y) -&gt; x + y; (x, y) -&gt; { return x + y; }</text:p>
      </text:section>
      <text:p text:style-name="Standard"/>
      <text:p text:style-name="Standard"/>
      <text:section text:style-name="Sect1" text:name="ember3098">
        <text:section text:style-name="Sect1" text:name="ember3099">
          <text:p text:style-name="Text_20_body">You have a class <text:span text:style-name="T1">Account (number: String, balance: Long, isLocked: boolean)</text:span>, the list <text:span text:style-name="T1">accounts </text:span>of type <text:span text:style-name="T1">List&lt;Account&gt;</text:span> and the method <text:span text:style-name="T1">filter(List&lt;T&gt; elems, Predicate&lt;T&gt; predicate)</text:span> for filtering the given list of type T by the predicate.</text:p>
          <text:p text:style-name="Text_20_body">The class <text:span text:style-name="T1">Account</text:span> has the next methods: getNumber(), getBalance(), isLocked() for getting the values of the corresponding fields. </text:p>
          <text:p text:style-name="Text_20_body">Write a code for filtering the <text:span text:style-name="T1">accounts </text:span>list in two ways:</text:p>
          <text:list xml:id="list6938020580188006228" text:style-name="L1">
            <text:list-item>
              <text:p text:style-name="P32">get list with <text:span text:style-name="T1">all non-empty</text:span> accounts (balance &gt; 0) and save it to the variable <text:span text:style-name="T1">nonEmptyAccounts</text:span></text:p>
            </text:list-item>
            <text:list-item>
              <text:p text:style-name="P20">get <text:span text:style-name="T1">all non-locked</text:span> accounts <text:span text:style-name="T1">with too much money</text:span> (balance &gt;= 100 000 000) and save it to the variable <text:span text:style-name="T1">accountsWithTooMuchMoney</text:span></text:p>
            </text:list-item>
          </text:list>
          <text:p text:style-name="Text_20_body">The class <text:span text:style-name="T1">Account</text:span>, the list <text:span text:style-name="T1">accounts (List&lt;Account&gt;) </text:span>and the method <text:span text:style-name="T1">filter(...) </text:span>will be available during testing. </text:p>
          <text:p text:style-name="Text_20_body"><text:span text:style-name="T1">Important. </text:span>Use the given code template for your solution. Do not change it!</text:p>
          <text:p text:style-name="Text_20_body"><text:span text:style-name="T1">Example </text:span>of use the filter method<text:span text:style-name="T1">.</text:span> The code below gets only even number from the list.</text:p>
          <text:p text:style-name="P10"><text:span text:style-name="Source_20_Text">List&lt;Integer&gt; numbers = ...List&lt;Integer&gt; evenNumbers = filter(numbers, number -&gt; number % 2 == 0);</text:span></text:p>
          <text:p text:style-name="P5"/>
          <text:p text:style-name="P5"><text:span text:style-name="T1">PS: </text:span>it's often called <text:span text:style-name="T1">behaviour parametrization</text:span> because behaviour of the method <text:span text:style-name="T1">filter </text:span>is dependent of the given predicate.</text:p>
        </text:section>
      </text:section>
      <text:section text:style-name="Sect1" text:name="ember3100">
        <text:p text:style-name="Text_20_body"/>
      </text:section>
      <text:p text:style-name="Preformatted_20_Text"><text:bookmark text:name="ember3681"/><text:span text:style-name="Source_20_Text">@FunctionalInterface</text:span></text:p>
      <text:p text:style-name="Preformatted_20_Text"><text:span text:style-name="Source_20_Text">public interface TernaryIntPredicate {</text:span></text:p>
      <text:p text:style-name="Preformatted_20_Text"><text:span text:style-name="Source_20_Text">// Write a method here</text:span></text:p>
      <text:p text:style-name="Preformatted_20_Text"><text:span text:style-name="Source_20_Text"><text:s text:c="4"/>public boolean test(int a, int b, int c);</text:span></text:p>
      <text:p text:style-name="Preformatted_20_Text"><text:span text:style-name="Source_20_Text">}</text:span></text:p>
      <text:p text:style-name="Preformatted_20_Text"/>
      <text:p text:style-name="Preformatted_20_Text"><text:span text:style-name="Source_20_Text">public static final TernaryIntPredicate allValuesAreDifferentPredicate = </text:span></text:p>
      <text:p text:style-name="P10"><text:span text:style-name="Source_20_Text"><text:s text:c="4"/>(a, b, c) -&gt; java.util.stream.Stream.of(a, b, c).distinct().count() == 3;</text:span></text:p>
      <text:p text:style-name="Text_20_body"><text:soft-page-break/>Write the <text:span text:style-name="T1">disjunctAll</text:span> method that accepts a list of <text:span text:style-name="T1">IntPredicate</text:span>'s and returns a single <text:span text:style-name="T1">IntPredicate</text:span>. The result predicate is a disjunction of all input predicates.</text:p>
      <text:p text:style-name="Text_20_body">If the input list is empty then the result predicate should return false for any integer value (always false).</text:p>
      <text:p text:style-name="Text_20_body"><text:span text:style-name="T1">Important. </text:span>Pay attention to the provided method template. Do not change it.</text:p>
      <text:p text:style-name="P1">/**</text:p>
      <text:p text:style-name="P1"><text:s/>* The method represents a disjunct operator for a list of predicates.</text:p>
      <text:p text:style-name="P1"><text:s/>* For an empty list it returns the always false predicate.</text:p>
      <text:p text:style-name="P1"><text:s/>*/</text:p>
      <text:p text:style-name="P1">public static IntPredicate disjunctAll(List&lt;IntPredicate&gt; predicates) {</text:p>
      <text:p text:style-name="P1"/>
      <text:p text:style-name="P1">}</text:p>
      <text:p text:style-name="P1"/>
      <text:p text:style-name="P6"><text:bookmark text:name="ember5893"/><text:span text:style-name="Source_20_Text">private static IntPredicate disjunctAll(List&lt;IntPredicate&gt; predicates) {</text:span></text:p>
      <text:p text:style-name="Preformatted_20_Text"><text:span text:style-name="Source_20_Text"><text:s text:c="4"/>IntPredicate predicate = (x) -&gt; false;</text:span></text:p>
      <text:p text:style-name="Preformatted_20_Text"><text:span text:style-name="Source_20_Text"><text:s text:c="4"/>for (IntPredicate p : predicates) {</text:span></text:p>
      <text:p text:style-name="Preformatted_20_Text"><text:span text:style-name="Source_20_Text"><text:s text:c="8"/>predicate = predicate.or(p);</text:span></text:p>
      <text:p text:style-name="Preformatted_20_Text"><text:span text:style-name="Source_20_Text"><text:s text:c="4"/>}</text:span></text:p>
      <text:p text:style-name="Preformatted_20_Text"><text:span text:style-name="Source_20_Text"><text:s text:c="4"/>return predicate;</text:span></text:p>
      <text:p text:style-name="P10"><text:span text:style-name="Source_20_Text">}</text:span></text:p>
      <text:p text:style-name="P10"><text:span text:style-name="Source_20_Text"/></text:p>
      <text:p text:style-name="P11"><text:bookmark text:name="ember5913"/><text:span text:style-name="Source_20_Text">public static IntPredicate disjunctAll(List&lt;IntPredicate&gt; predicates) {</text:span></text:p>
      <text:p text:style-name="Preformatted_20_Text"><text:span text:style-name="Source_20_Text"><text:s text:c="2"/>return i -&gt; predicates.stream().anyMatch(p -&gt; p.test(i));</text:span></text:p>
      <text:p text:style-name="P10"><text:span text:style-name="Source_20_Text">}</text:span></text:p>
      <text:p text:style-name="P10"><text:bookmark text:name="ember5973"/><text:span text:style-name="Source_20_Text"><text:s/>public static IntPredicate disjunctAll(List&lt;IntPredicate&gt; predicates) {</text:span></text:p>
      <text:p text:style-name="Preformatted_20_Text"><text:span text:style-name="Source_20_Text"><text:s text:c="8"/>IntPredicate temp = (x -&gt; false);</text:span></text:p>
      <text:p text:style-name="Preformatted_20_Text"><text:span text:style-name="Source_20_Text"><text:s text:c="8"/>for (IntPredicate p : predicates) temp = temp.or(p);</text:span></text:p>
      <text:p text:style-name="Preformatted_20_Text"><text:span text:style-name="Source_20_Text"><text:s text:c="8"/>return temp;</text:span></text:p>
      <text:p text:style-name="P10"><text:span text:style-name="Source_20_Text"><text:s text:c="4"/>}</text:span></text:p>
      <text:p text:style-name="P10"><text:span text:style-name="Source_20_Text"/></text:p>
      <text:p text:style-name="P11"><text:span text:style-name="Source_20_Text"/></text:p>
      <text:p text:style-name="P16">Create a stream that will detect bad words in a text according to a bad words list. All words in the text are divided by whitespaces (always only one whitespace between two words).</text:p>
      <text:p text:style-name="Text_20_body">After calling <text:span text:style-name="T1">collect(Collectors.toList())</text:span> the stream must return the list of bad words which were found in the text. <text:span text:style-name="T1">The result should be dictionary ordered (in lexicographical order, i.e. sorted)</text:span> <text:span text:style-name="T1">and</text:span> <text:span text:style-name="T1">bad words shouldn't repeat.</text:span></text:p>
      <text:p text:style-name="Text_20_body"><text:span text:style-name="T1">Important.</text:span> You need return a prepared stream from the template method, not a list of bad words. Pay attention to the method template. Do not change it!</text:p>
      <text:p text:style-name="P18">String text = "i will f your a and you will s my d you curseWord1 a";<text:line-break/>List&lt;String&gt; badWords = Arrays.asList("curseWord1", "curseWord2", "f", "d", "a", "s", "c");</text:p>
      <text:p text:style-name="Quotations"><text:soft-page-break/>Stream&lt;String&gt; badWordsInText = ;//!! write your solution here</text:p>
      <text:p text:style-name="Quotations">badWordsInText.collect(Collectors.toList()).forEach(System.out::println);</text:p>
      <text:p text:style-name="Text_20_body">The result should be:</text:p>
      <text:p text:style-name="Text_20_body">a<text:line-break/>curseWord1<text:line-break/>d<text:line-break/>f<text:line-break/>s</text:p>
      <text:p text:style-name="P6"><text:bookmark text:name="ember3665"/><text:span text:style-name="Source_20_Text">public static Stream&lt;String&gt; createBadWordsDetectingStream(String text, List&lt;String&gt; badWords) {</text:span></text:p>
      <text:p text:style-name="Preformatted_20_Text"><text:span text:style-name="Source_20_Text"><text:s text:c="8"/>return Arrays.stream(text.split("\\s"))</text:span></text:p>
      <text:p text:style-name="Preformatted_20_Text"><text:span text:style-name="Source_20_Text"><text:s text:c="16"/>.filter(badWords::contains)</text:span></text:p>
      <text:p text:style-name="Preformatted_20_Text"><text:span text:style-name="Source_20_Text"><text:s text:c="16"/>.sorted()</text:span></text:p>
      <text:p text:style-name="Preformatted_20_Text"><text:span text:style-name="Source_20_Text"><text:s text:c="16"/>.distinct();</text:span></text:p>
      <text:p text:style-name="P10"><text:span text:style-name="Source_20_Text">}</text:span></text:p>
      <text:p text:style-name="P6"><text:bookmark text:name="ember3709"/><text:span text:style-name="Source_20_Text">public static Stream&lt;String&gt; createBadWordsDetectingStream(String text, List&lt;String&gt; badWords) {</text:span></text:p>
      <text:p text:style-name="Preformatted_20_Text"><text:span text:style-name="Source_20_Text"><text:s text:c="8"/>return Stream.of(text.split(" "))</text:span></text:p>
      <text:p text:style-name="Preformatted_20_Text"><text:span text:style-name="Source_20_Text"><text:s text:c="16"/>.distinct()</text:span></text:p>
      <text:p text:style-name="Preformatted_20_Text"><text:span text:style-name="Source_20_Text"><text:s text:c="16"/>.filter(w -&gt; badWords.contains(w))</text:span></text:p>
      <text:p text:style-name="Preformatted_20_Text"><text:span text:style-name="Source_20_Text"><text:s text:c="16"/>.sorted();</text:span></text:p>
      <text:p text:style-name="P10"><text:span text:style-name="Source_20_Text">}</text:span></text:p>
      <text:p text:style-name="P1">You have two <text:span text:style-name="T1">IntStream</text:span>. The first stream contains even numbers and the second stream contains odd numbers. Create the third stream that contains numbers from both streams which is divisible by 3 and 5. After calling <text:span text:style-name="T1">collect(Collectors.toList())</text:span> the stream should return sorted list (ascending) of these numbers. Two first suitable numbers in the sorted list must be skipped.<text:line-break/><text:line-break/><text:span text:style-name="T1">Important.</text:span> You need return a prepared <text:span text:style-name="T1">IntStream</text:span> from a template method, not a list of integers. Pay attention to the method template. Do not change the signature of this method.</text:p>
      <text:p text:style-name="Text_20_body"><text:span text:style-name="Strong_20_Emphasis">Sample Input 1:</text:span> </text:p>
      <text:p text:style-name="P10">1 2 3 4 </text:p>
      <text:p text:style-name="Text_20_body"><text:span text:style-name="Strong_20_Emphasis">Sample Output 1:</text:span> </text:p>
      <text:p text:style-name="P10">[]</text:p>
      <text:p text:style-name="Text_20_body"><text:span text:style-name="Strong_20_Emphasis">Sample Input 2:</text:span> </text:p>
      <text:p text:style-name="P10">30 75 60 90</text:p>
      <text:p text:style-name="Text_20_body"><text:span text:style-name="Strong_20_Emphasis">Sample Output 2:</text:span> </text:p>
      <text:p text:style-name="P10">[75, 90]</text:p>
      <text:p text:style-name="P6"><text:bookmark text:name="ember4836"/><text:span text:style-name="Source_20_Text">public static IntStream createFilteringStream(IntStream evenStream, IntStream oddStream) {</text:span></text:p>
      <text:p text:style-name="Preformatted_20_Text"><text:span text:style-name="Source_20_Text"><text:s text:c="4"/>return Stream.concat(evenStream.boxed(), oddStream.boxed()).filter(n -&gt; n%3==0 &amp;&amp; n%5==0).sorted().skip(2).mapToInt(x -&gt; x);</text:span></text:p>
      <text:p text:style-name="P10"><text:span text:style-name="Source_20_Text">}</text:span></text:p>
      <text:p text:style-name="P6"><text:bookmark text:name="ember4936"/><text:soft-page-break/><text:span text:style-name="Source_20_Text">public static IntStream createFilteringStream(IntStream evenStream, IntStream oddStream) {</text:span></text:p>
      <text:p text:style-name="Preformatted_20_Text"><text:span text:style-name="Source_20_Text"><text:s text:c="4"/>IntStream merge = IntStream.concat(evenStream.filter(i-&gt;i%15==0), oddStream.filter(i-&gt;i%15==0)).sorted();</text:span></text:p>
      <text:p text:style-name="Preformatted_20_Text"><text:span text:style-name="Source_20_Text"><text:s text:c="8"/>List&lt;Integer&gt; ints = merge.boxed().collect(Collectors.toList());</text:span></text:p>
      <text:p text:style-name="Preformatted_20_Text"><text:span text:style-name="Source_20_Text"><text:s text:c="8"/>if(ints.size()&gt;=1)</text:span></text:p>
      <text:p text:style-name="Preformatted_20_Text"><text:span text:style-name="Source_20_Text"><text:s text:c="12"/>ints.remove(0);</text:span></text:p>
      <text:p text:style-name="Preformatted_20_Text"><text:span text:style-name="Source_20_Text"><text:s text:c="8"/>if(ints.size()&gt;=1)</text:span></text:p>
      <text:p text:style-name="Preformatted_20_Text"><text:span text:style-name="Source_20_Text"><text:s text:c="12"/>ints.remove(0);</text:span></text:p>
      <text:p text:style-name="Preformatted_20_Text"><text:span text:style-name="Source_20_Text"><text:s text:c="8"/>return <text:s/>ints.stream().mapToInt(Integer::intValue);</text:span></text:p>
      <text:p text:style-name="P10"><text:span text:style-name="Source_20_Text">}</text:span></text:p>
      <text:p text:style-name="P6"><text:bookmark text:name="ember4796"/><text:span text:style-name="Source_20_Text">static java.util.function.IntPredicate predicate = p -&gt; p % 3 == 0 &amp;&amp; p % 5 == 0;</text:span></text:p>
      <text:p text:style-name="Preformatted_20_Text"/>
      <text:p text:style-name="Preformatted_20_Text"><text:span text:style-name="Source_20_Text"><text:s text:c="4"/>public static IntStream createFilteringStream(IntStream evenStream, IntStream oddStream) {</text:span></text:p>
      <text:p text:style-name="Preformatted_20_Text"><text:span text:style-name="Source_20_Text"><text:s text:c="8"/>return IntStream.concat(evenStream, oddStream)</text:span></text:p>
      <text:p text:style-name="Preformatted_20_Text"><text:span text:style-name="Source_20_Text"><text:s text:c="16"/>.filter(i -&gt; predicate.test(i)).sorted().skip(2);// write your stream here</text:span></text:p>
      <text:p text:style-name="P10"><text:span text:style-name="Source_20_Text"><text:s text:c="4"/>}</text:span></text:p>
      <text:p text:style-name="P16">Many java developers wrote methods to calculate a factorial value using a recursive or iterative algorithm. It's time to do it with streams.</text:p>
      <text:section text:style-name="Sect1" text:name="ember6294">
        <text:p text:style-name="Text_20_body">The <text:span text:style-name="T1">factorial of n</text:span> is calculated by the product of integer number <text:span text:style-name="T1">from 1 to n (inclusive)</text:span>. The factorial of 0 is equal to 1.</text:p>
        <text:p text:style-name="Text_20_body"><text:span text:style-name="T1">Important. </text:span>Use the given template for your factorial method. Pay attention to type of an argument and the returned value. Please, don't use cycles or recursion.</text:p>
      </text:section>
      <text:p text:style-name="P2">/**</text:p>
      <text:p text:style-name="P2"><text:s/>* Calculates the factorial of the given number n</text:p>
      <text:p text:style-name="P2"><text:s/>*</text:p>
      <text:p text:style-name="P2"><text:s/>* @param n &gt;= 0</text:p>
      <text:p text:style-name="P2"><text:s/>*</text:p>
      <text:p text:style-name="P2"><text:s/>* @return factorial value</text:p>
      <text:p text:style-name="P2"><text:s/>*/</text:p>
      <text:p text:style-name="P2">public static long factorial(long n) {</text:p>
      <text:p text:style-name="P2"><text:s text:c="4"/>// write your code here</text:p>
      <text:p text:style-name="P2"><text:s text:c="4"/>return LongStream.rangeClosed(1,n).reduce(1,(acc, elem) -&gt; acc * elem);</text:p>
      <text:p text:style-name="P2">}</text:p>
      <text:p text:style-name="P2"/>
      <text:p text:style-name="P2"/>
      <text:section text:style-name="Sect1" text:name="ember7006">
        <text:section text:style-name="Sect1" text:name="ember7007">
          <text:p text:style-name="Text_20_body">Write a method for calculating <text:span text:style-name="T1">the sum of odd numbers in the given interval</text:span> <text:span text:style-name="T1">(inclusively)</text:span> using Stream API.</text:p>
          <text:p text:style-name="Text_20_body"><text:span text:style-name="T1">Important. </text:span>Use the provided template for your method. Pay attention to type of an argument and the returned value. Please, don't use cycles.</text:p>
        </text:section>
        <text:p text:style-name="Text_20_body"><text:span text:style-name="Strong_20_Emphasis">Sample Input 1:</text:span> </text:p>
        <text:p text:style-name="P10">0 0</text:p>
        <text:p text:style-name="Text_20_body"><text:span text:style-name="Strong_20_Emphasis">Sample Output 1:</text:span> </text:p>
        <text:p text:style-name="P10">0</text:p>
        <text:p text:style-name="Text_20_body"><text:soft-page-break/><text:span text:style-name="Strong_20_Emphasis">Sample Input 2:</text:span> </text:p>
        <text:p text:style-name="P10">7 9</text:p>
        <text:p text:style-name="Text_20_body"><text:span text:style-name="Strong_20_Emphasis">Sample Output 2:</text:span> </text:p>
        <text:p text:style-name="P10">16</text:p>
        <text:p text:style-name="Text_20_body"><text:span text:style-name="Strong_20_Emphasis">Sample Input 3:</text:span> </text:p>
        <text:p text:style-name="P10">21 30</text:p>
        <text:p text:style-name="Text_20_body"><text:span text:style-name="Strong_20_Emphasis">Sample Output 3:</text:span> </text:p>
        <text:p text:style-name="P10">125</text:p>
      </text:section>
      <text:section text:style-name="Sect1" text:name="ember7008">
        <text:p text:style-name="Text_20_body"/>
      </text:section>
      <text:p text:style-name="P17">You have two classes: <text:span text:style-name="T1">Employee </text:span>(name: String, salary: Long) and <text:span text:style-name="T1">Department </text:span>(name: String, code: String, employees: List&lt;Employee&gt;). Both classes have getters for all fields with the corresponding names (getName(), getSalary(), getEmployees() and so on).</text:p>
      <text:p text:style-name="Text_20_body">Write a method using Stream API that calculates <text:span text:style-name="T1">the general</text:span> <text:span text:style-name="T1">number of employees </text:span>with <text:span text:style-name="T1">salary &gt;= threshold</text:span> for all departments whose code starts with string <text:span text:style-name="T1">"111-" </text:span>(without ""). Perhaps, <text:span text:style-name="T1">flatMap</text:span> method can help you to implement it.</text:p>
      <text:p text:style-name="Text_20_body">Classes <text:span text:style-name="T1">Employee</text:span> and <text:span text:style-name="T1">Department</text:span> will be available during testing. You can define your own classes for local testing.</text:p>
      <text:p text:style-name="Text_20_body"><text:span text:style-name="T1">Important. </text:span>Use the given template for your method. Pay attention to type of an argument and the returned value. Please, use only Stream API, no cycles.</text:p>
      <text:p text:style-name="Text_20_body"><text:span text:style-name="T1">Examples:</text:span> there are 2 departments (in JSON notation) below and ﻿threshold = 20 000. The result is 1 (because there is only one suitable employee).</text:p>
      <text:p text:style-name="Preformatted_20_Text"><text:span text:style-name="Source_20_Text">[</text:span></text:p>
      <text:p text:style-name="Preformatted_20_Text"><text:span text:style-name="Source_20_Text">  {</text:span></text:p>
      <text:p text:style-name="Preformatted_20_Text"><text:span text:style-name="Source_20_Text">    "name": "dep-1",</text:span></text:p>
      <text:p text:style-name="Preformatted_20_Text"><text:span text:style-name="Source_20_Text">    "code": "111-1",</text:span></text:p>
      <text:p text:style-name="Preformatted_20_Text"><text:span text:style-name="Source_20_Text">    "employees": [</text:span></text:p>
      <text:p text:style-name="Preformatted_20_Text"><text:span text:style-name="Source_20_Text">      {</text:span></text:p>
      <text:p text:style-name="Preformatted_20_Text"><text:span text:style-name="Source_20_Text">        "name": "William",</text:span></text:p>
      <text:p text:style-name="Preformatted_20_Text"><text:span text:style-name="Source_20_Text">        "salary": 20000</text:span></text:p>
      <text:p text:style-name="Preformatted_20_Text"><text:span text:style-name="Source_20_Text">      },</text:span></text:p>
      <text:p text:style-name="Preformatted_20_Text"><text:span text:style-name="Source_20_Text">      {</text:span></text:p>
      <text:p text:style-name="Preformatted_20_Text"><text:span text:style-name="Source_20_Text">        "name": "Sophia",</text:span></text:p>
      <text:p text:style-name="Preformatted_20_Text"><text:span text:style-name="Source_20_Text">        "salary": 10000</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reformatted_20_Text"><text:span text:style-name="Source_20_Text">    "name": "dep-2",</text:span></text:p>
      <text:p text:style-name="Preformatted_20_Text"><text:span text:style-name="Source_20_Text">    "code": "222-1",</text:span></text:p>
      <text:p text:style-name="Preformatted_20_Text"><text:span text:style-name="Source_20_Text">    "employees": [</text:span></text:p>
      <text:p text:style-name="Preformatted_20_Text"><text:span text:style-name="Source_20_Text">      {</text:span></text:p>
      <text:p text:style-name="Preformatted_20_Text"><text:span text:style-name="Source_20_Text">        "name": "John",</text:span></text:p>
      <text:p text:style-name="Preformatted_20_Text"><text:span text:style-name="Source_20_Text">        "salary": 50000</text:span></text:p>
      <text:p text:style-name="Preformatted_20_Text"><text:span text:style-name="Source_20_Text">      }</text:span></text:p>
      <text:p text:style-name="Preformatted_20_Text"><text:span text:style-name="Source_20_Text">    ]</text:span></text:p>
      <text:p text:style-name="Preformatted_20_Text"><text:soft-page-break/><text:span text:style-name="Source_20_Text">  }</text:span></text:p>
      <text:p text:style-name="P10"><text:span text:style-name="Source_20_Text">]﻿﻿</text:span></text:p>
      <text:p text:style-name="P7"><text:bookmark text:name="ember2230"/><text:span text:style-name="Source_20_Text">/**</text:span></text:p>
      <text:p text:style-name="Preformatted_20_Text"><text:span text:style-name="Source_20_Text"><text:s/>* Calculates the number of employees with salary &gt;= threshold (only for 111- departments)</text:span></text:p>
      <text:p text:style-name="Preformatted_20_Text"><text:span text:style-name="Source_20_Text"><text:s/>*</text:span></text:p>
      <text:p text:style-name="Preformatted_20_Text"><text:span text:style-name="Source_20_Text"><text:s/>* @param departments are list of departments</text:span></text:p>
      <text:p text:style-name="Preformatted_20_Text"><text:span text:style-name="Source_20_Text"><text:s/>* @param threshold is lower edge of salary</text:span></text:p>
      <text:p text:style-name="Preformatted_20_Text"><text:span text:style-name="Source_20_Text"><text:s/>*</text:span></text:p>
      <text:p text:style-name="Preformatted_20_Text"><text:span text:style-name="Source_20_Text"><text:s/>* @return the number of employees</text:span></text:p>
      <text:p text:style-name="Preformatted_20_Text"><text:span text:style-name="Source_20_Text"><text:s/>*/</text:span></text:p>
      <text:p text:style-name="Preformatted_20_Text"><text:span text:style-name="Source_20_Text">public static long calcNumberOfEmployees(List&lt;Department&gt; departments, long threshold) {</text:span></text:p>
      <text:p text:style-name="Preformatted_20_Text"><text:span text:style-name="Source_20_Text"><text:s text:c="4"/>final java.util.function.Predicate&lt;Employee&gt; byIncome = emp </text:span></text:p>
      <text:p text:style-name="Preformatted_20_Text"><text:span text:style-name="Source_20_Text"><text:s text:c="8"/>-&gt; emp.getSalary() &gt;= threshold;</text:span></text:p>
      <text:p text:style-name="Preformatted_20_Text"><text:span text:style-name="Source_20_Text"><text:s text:c="4"/></text:span></text:p>
      <text:p text:style-name="Preformatted_20_Text"><text:span text:style-name="Source_20_Text"><text:s text:c="4"/>final Stream&lt;Department&gt; specificDepartments = departments</text:span></text:p>
      <text:p text:style-name="Preformatted_20_Text"><text:span text:style-name="Source_20_Text"><text:s text:c="8"/>.stream()</text:span></text:p>
      <text:p text:style-name="Preformatted_20_Text"><text:span text:style-name="Source_20_Text"><text:s text:c="8"/>.filter(dep -&gt; dep.getCode().startsWith("111-"));</text:span></text:p>
      <text:p text:style-name="Preformatted_20_Text"><text:span text:style-name="Source_20_Text"><text:s text:c="4"/></text:span></text:p>
      <text:p text:style-name="Preformatted_20_Text"><text:span text:style-name="Source_20_Text"><text:s text:c="4"/>return specificDepartments</text:span></text:p>
      <text:p text:style-name="Preformatted_20_Text"><text:span text:style-name="Source_20_Text"><text:s text:c="8"/>.map(Department::getEmployees)</text:span></text:p>
      <text:p text:style-name="Preformatted_20_Text"><text:span text:style-name="Source_20_Text"><text:s text:c="8"/>.flatMap(List::stream)</text:span></text:p>
      <text:p text:style-name="Preformatted_20_Text"><text:span text:style-name="Source_20_Text"><text:s text:c="8"/>.filter(byIncome)</text:span></text:p>
      <text:p text:style-name="Preformatted_20_Text"><text:span text:style-name="Source_20_Text"><text:s text:c="8"/>.count();</text:span></text:p>
      <text:p text:style-name="P10"><text:span text:style-name="Source_20_Text">}</text:span></text:p>
      <text:p text:style-name="P2"/>
      <text:p text:style-name="P2"/>
      <text:p text:style-name="P2"/>
      <text:p text:style-name="P2"/>
      <text:p text:style-name="P2"/>
      <text:p text:style-name="P17"><text:span text:style-name="T2">Y</text:span>ou have two classes:</text:p>
      <text:list xml:id="list4289899221011942995" text:style-name="L2">
        <text:list-item>
          <text:p text:style-name="P33"><text:span text:style-name="T1">Transaction: </text:span>uuid: String,  state: State (CANCELED, FINISHED, PROCESSING), sum: Long, created: Date</text:p>
        </text:list-item>
        <text:list-item>
          <text:p text:style-name="P21"><text:span text:style-name="T1">Account: </text:span>number: String, balance: Long, transactions: List&lt;Transaction&gt;</text:p>
        </text:list-item>
      </text:list>
      <text:p text:style-name="Text_20_body">Both classes have getters for all fields with the corresponding names (getState(), getSum(), getTransactions() and so on).</text:p>
      <text:p text:style-name="Text_20_body">Write a method using Stream API that calculates <text:span text:style-name="T1">the</text:span> <text:span text:style-name="T1">total sum of canceled transactions</text:span> for all non-empty accounts (<text:span text:style-name="T1">balance &gt; 0</text:span>). Perhaps, <text:span text:style-name="T1">flatMap</text:span> method can help you to implement it.</text:p>
      <text:p text:style-name="Text_20_body">Classes <text:span text:style-name="T1">Transaction</text:span>, <text:span text:style-name="T1">Account </text:span>and enum <text:span text:style-name="T1">State </text:span>will be available during testing. You can define your own classes for local testing.</text:p>
      <text:p text:style-name="Text_20_body"><text:span text:style-name="T1">Important. </text:span>Use the given template for your method. Pay attention to type of an argument and the returned value. Please, use only Stream API, no cycles.</text:p>
      <text:p text:style-name="Text_20_body"><text:span text:style-name="T1">Examples:</text:span> there are 2 accounts (in JSON notation) below. The result is 10 000.</text:p>
      <text:p text:style-name="Preformatted_20_Text"><text:span text:style-name="Source_20_Text">[</text:span></text:p>
      <text:p text:style-name="Preformatted_20_Text"><text:span text:style-name="Source_20_Text">  {</text:span></text:p>
      <text:p text:style-name="Preformatted_20_Text"><text:span text:style-name="Source_20_Text">    "number": "1001",</text:span></text:p>
      <text:p text:style-name="Preformatted_20_Text"><text:span text:style-name="Source_20_Text">    "balance": 0,</text:span></text:p>
      <text:p text:style-name="Preformatted_20_Text"><text:span text:style-name="Source_20_Text">    "transactions": [</text:span></text:p>
      <text:p text:style-name="Preformatted_20_Text"><text:span text:style-name="Source_20_Text">      {</text:span></text:p>
      <text:p text:style-name="Preformatted_20_Text"><text:soft-page-break/><text:span text:style-name="Source_20_Text">        "uuid": "774cedda-9cde-4f53-8bc2-5b4d4859772a",</text:span></text:p>
      <text:p text:style-name="Preformatted_20_Text"><text:span text:style-name="Source_20_Text">        "state": "CANCELED",</text:span></text:p>
      <text:p text:style-name="Preformatted_20_Text"><text:span text:style-name="Source_20_Text">        "sum": 1000,</text:span></text:p>
      <text:p text:style-name="Preformatted_20_Text"><text:span text:style-name="Source_20_Text">        "created": "2016.12.12 18:30:05"</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reformatted_20_Text"><text:span text:style-name="Source_20_Text">    "number": "1002",</text:span></text:p>
      <text:p text:style-name="Preformatted_20_Text"><text:span text:style-name="Source_20_Text">    "balance": 8000,</text:span></text:p>
      <text:p text:style-name="Preformatted_20_Text"><text:span text:style-name="Source_20_Text">    "transactions": [</text:span></text:p>
      <text:p text:style-name="Preformatted_20_Text"><text:span text:style-name="Source_20_Text">      {</text:span></text:p>
      <text:p text:style-name="Preformatted_20_Text"><text:span text:style-name="Source_20_Text">        "uuid": "337868a7-f469-43c0-9042-3422ce37ee26a",</text:span></text:p>
      <text:p text:style-name="Preformatted_20_Text"><text:span text:style-name="Source_20_Text">        "state": "FINISHED",</text:span></text:p>
      <text:p text:style-name="Preformatted_20_Text"><text:span text:style-name="Source_20_Text">        "sum": 8000,</text:span></text:p>
      <text:p text:style-name="Preformatted_20_Text"><text:span text:style-name="Source_20_Text">        "created": "2016.12.12 17:30:55"</text:span></text:p>
      <text:p text:style-name="Preformatted_20_Text"><text:span text:style-name="Source_20_Text">      },</text:span></text:p>
      <text:p text:style-name="Preformatted_20_Text"><text:span text:style-name="Source_20_Text">      {</text:span></text:p>
      <text:p text:style-name="Preformatted_20_Text"><text:span text:style-name="Source_20_Text">        "uuid": "f8047f86-89e7-4226-8b75-74c55a4d7e31",</text:span></text:p>
      <text:p text:style-name="Preformatted_20_Text"><text:span text:style-name="Source_20_Text">        "state": "CANCELED",</text:span></text:p>
      <text:p text:style-name="Preformatted_20_Text"><text:span text:style-name="Source_20_Text">        "sum": 10000,</text:span></text:p>
      <text:p text:style-name="Preformatted_20_Text"><text:span text:style-name="Source_20_Text">        "created": "2016.12.12 18:10:18"</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10"><text:span text:style-name="Source_20_Text">]</text:span></text:p>
      <text:p text:style-name="P7"><text:bookmark text:name="ember3313"/><text:span text:style-name="Source_20_Text">/**</text:span></text:p>
      <text:p text:style-name="Preformatted_20_Text"><text:span text:style-name="Source_20_Text"><text:s/>* Calculates the general sum of canceled transactions for all non empty accounts in the list</text:span></text:p>
      <text:p text:style-name="Preformatted_20_Text"><text:span text:style-name="Source_20_Text"><text:s/>*/</text:span></text:p>
      <text:p text:style-name="Preformatted_20_Text"><text:span text:style-name="Source_20_Text">public static long calcSumOfCanceledTransOnNonEmptyAccounts(List&lt;Account&gt; accounts) {</text:span></text:p>
      <text:p text:style-name="Preformatted_20_Text"><text:span text:style-name="Source_20_Text">return accounts.stream()</text:span></text:p>
      <text:p text:style-name="Preformatted_20_Text"><text:span text:style-name="Source_20_Text"><text:s text:c="16"/>.filter(x -&gt; x.getBalance() &gt; 0)</text:span></text:p>
      <text:p text:style-name="Preformatted_20_Text"><text:span text:style-name="Source_20_Text"><text:s text:c="16"/>.flatMapToLong(x -&gt; x.getTransactions().stream()</text:span></text:p>
      <text:p text:style-name="Preformatted_20_Text"><text:span text:style-name="Source_20_Text"><text:s text:c="24"/>.filter(y -&gt; y.getState().equals(State.CANCELED))</text:span></text:p>
      <text:p text:style-name="Preformatted_20_Text"><text:span text:style-name="Source_20_Text"><text:s text:c="24"/>.mapToLong(Transaction::getSum))</text:span></text:p>
      <text:p text:style-name="Preformatted_20_Text"><text:span text:style-name="Source_20_Text"><text:s text:c="16"/>.sum();</text:span></text:p>
      <text:p text:style-name="P10"><text:span text:style-name="Source_20_Text">}</text:span></text:p>
      <text:p text:style-name="P2"/>
      <text:p text:style-name="P2"/>
      <text:p text:style-name="P7"><text:span text:style-name="Source_20_Text">import java.io.IOException;</text:span></text:p>
      <text:p text:style-name="Preformatted_20_Text"><text:span text:style-name="Source_20_Text">import java.nio.charset.StandardCharsets;</text:span></text:p>
      <text:p text:style-name="Preformatted_20_Text"><text:span text:style-name="Source_20_Text">import java.nio.file.Files;</text:span></text:p>
      <text:p text:style-name="Preformatted_20_Text"><text:span text:style-name="Source_20_Text">import java.nio.file.Path;</text:span></text:p>
      <text:p text:style-name="Preformatted_20_Text"><text:span text:style-name="Source_20_Text">import java.nio.file.Paths;</text:span></text:p>
      <text:p text:style-name="Preformatted_20_Text"><text:span text:style-name="Source_20_Text">import java.util.stream.Stream;</text:span></text:p>
      <text:p text:style-name="Preformatted_20_Text"/>
      <text:p text:style-name="Preformatted_20_Text"><text:span text:style-name="Source_20_Text">public class FlatMapExample3 {</text:span></text:p>
      <text:p text:style-name="Preformatted_20_Text"/>
      <text:p text:style-name="Preformatted_20_Text"><text:span text:style-name="Source_20_Text"><text:s text:c="4"/>public static void main(String[] args) throws IOException {</text:span></text:p>
      <text:p text:style-name="Preformatted_20_Text"/>
      <text:p text:style-name="Preformatted_20_Text"><text:span text:style-name="Source_20_Text"><text:s text:c="8"/>Path path = Paths.get("C:\\test\\test.txt");</text:span></text:p>
      <text:p text:style-name="Preformatted_20_Text"/>
      <text:p text:style-name="Preformatted_20_Text"><text:span text:style-name="Source_20_Text"><text:s text:c="8"/>// read file into a stream of lines</text:span></text:p>
      <text:p text:style-name="Preformatted_20_Text"><text:span text:style-name="Source_20_Text"><text:s text:c="8"/>Stream&lt;String&gt; lines = Files.lines(path, StandardCharsets.UTF_8);</text:span></text:p>
      <text:p text:style-name="Preformatted_20_Text"/>
      <text:p text:style-name="Preformatted_20_Text"><text:span text:style-name="Source_20_Text"><text:s text:c="8"/>// stream of array...hard to process.</text:span></text:p>
      <text:p text:style-name="Preformatted_20_Text"><text:span text:style-name="Source_20_Text"><text:s text:c="8"/>// Stream&lt;String[]&gt; words = lines.map(line -&gt; line.split(" +"));</text:span></text:p>
      <text:p text:style-name="Preformatted_20_Text"/>
      <text:p text:style-name="Preformatted_20_Text"><text:span text:style-name="Source_20_Text"><text:s text:c="8"/>// stream of stream of string....hmm...better flat to one level.</text:span></text:p>
      <text:p text:style-name="Preformatted_20_Text"><text:soft-page-break/><text:span text:style-name="Source_20_Text"><text:s text:c="8"/>// Stream&lt;Stream&lt;String&gt;&gt; words = lines.map(line -&gt; Stream.of(line.split(" +")));</text:span></text:p>
      <text:p text:style-name="Preformatted_20_Text"/>
      <text:p text:style-name="Preformatted_20_Text"><text:span text:style-name="Source_20_Text"><text:s text:c="8"/>// result a stream of words, good!</text:span></text:p>
      <text:p text:style-name="Preformatted_20_Text"><text:span text:style-name="Source_20_Text"><text:s text:c="8"/>Stream&lt;String&gt; words = lines.flatMap(line -&gt; Stream.of(line.split(" +")));</text:span></text:p>
      <text:p text:style-name="Preformatted_20_Text"/>
      <text:p text:style-name="Preformatted_20_Text"><text:span text:style-name="Source_20_Text"><text:s text:c="8"/>// count the number of words.</text:span></text:p>
      <text:p text:style-name="Preformatted_20_Text"><text:span text:style-name="Source_20_Text"><text:s text:c="8"/>long noOfWords = words.count();</text:span></text:p>
      <text:p text:style-name="Preformatted_20_Text"/>
      <text:p text:style-name="Preformatted_20_Text"><text:span text:style-name="Source_20_Text"><text:s text:c="8"/>System.out.println(noOfWords); <text:s/>// 16</text:span></text:p>
      <text:p text:style-name="Preformatted_20_Text"><text:span text:style-name="Source_20_Text"><text:s text:c="4"/>}</text:span></text:p>
      <text:p text:style-name="P10"><text:span text:style-name="Source_20_Text">}</text:span></text:p>
      <text:p text:style-name="P2"/>
      <text:section text:style-name="Sect1" text:name="ember1418">
        <text:section text:style-name="Sect1" text:name="ember1419">
          <text:p text:style-name="Standard">Write a collector that partitions all words in a stream into two groups: <text:span text:style-name="T1">palindromes (true)</text:span> and <text:span text:style-name="T1">usual words (false)</text:span>. The collector should return <text:span text:style-name="T1">Map&lt;Boolean, List&lt;String&gt;&gt;</text:span>. All input words will be in the same case (lower).<text:line-break/><text:line-break/>Let's remind, a <text:span text:style-name="T1">palindrome</text:span> is a word or phrase which reads the same backward or forward, such as <text:span text:style-name="T3">noon</text:span> or <text:span text:style-name="T3">level</text:span>. In our case, a palindrome is always a word. For details, see <text:a xlink:type="simple" xlink:href="https://en.wikipedia.org/wiki/Palindrome" office:target-frame-name="_blank" xlink:show="new" text:style-name="Internet_20_link" text:visited-style-name="Visited_20_Internet_20_Link">https://en.wikipedia.org/wiki/Palindrome</text:a></text:p>
          <text:p text:style-name="P13"><text:line-break/><text:span text:style-name="T1">Hint:</text:span> the method <text:span text:style-name="T1">reverse() </text:span>of StringBuilder may help you.</text:p>
          <text:p text:style-name="Standard"><text:span text:style-name="T1">Important.</text:span> You should write only the collector in <text:span text:style-name="T1">any valid formats but without ; on the end.</text:span></text:p>
          <text:p text:style-name="Standard">It will be passed as an ﻿argument to the <text:span text:style-name="T1">collect()</text:span> method of a stream as shown below.</text:p>
          <text:p text:style-name="P13"/>
          <text:p text:style-name="Preformatted_20_Text"><text:span text:style-name="Source_20_Text">String[] words = ...</text:span></text:p>
          <text:p text:style-name="Preformatted_20_Text"><text:span text:style-name="Source_20_Text">Map&lt;Boolean, List&lt;String&gt;&gt; palindromeOrNoMap = </text:span></text:p>
          <text:p text:style-name="Preformatted_20_Text"><text:span text:style-name="Source_20_Text">        Arrays.stream(words)</text:span></text:p>
          <text:p text:style-name="P10"><text:span text:style-name="Source_20_Text">              .collect(...your_collector_will_be_passed_here...);</text:span></text:p>
          <text:p text:style-name="P5"><text:line-break/><text:span text:style-name="T1">Examples</text:span> of the valid solution formats: <text:span text:style-name="T1">Collectors.reducing(...)</text:span> or <text:span text:style-name="T1">reducing(...)</text:span></text:p>
        </text:section>
        <text:p text:style-name="Text_20_body"><text:span text:style-name="Strong_20_Emphasis">Sample Input 1:</text:span> </text:p>
        <text:p text:style-name="P10">aaaa aaa a aa</text:p>
        <text:p text:style-name="Text_20_body"><text:span text:style-name="Strong_20_Emphasis">Sample Output 1:</text:span> </text:p>
        <text:p text:style-name="P10">{false=[], true=[aaaa, aaa, a, aa]}</text:p>
        <text:p text:style-name="Text_20_body"><text:span text:style-name="Strong_20_Emphasis">Sample Input 2:</text:span> </text:p>
        <text:p text:style-name="P10">level bbaa ac</text:p>
        <text:p text:style-name="Text_20_body"><text:span text:style-name="Strong_20_Emphasis">Sample Output 2:</text:span> </text:p>
        <text:p text:style-name="P10">{false=[bbaa, ac], true=[level]}</text:p>
      </text:section>
      <text:section text:style-name="Sect1" text:name="ember1420">
        <text:p text:style-name="Text_20_body"/>
      </text:section>
      <text:p text:style-name="P3">// write your collector here</text:p>
      <text:p text:style-name="P3">Collectors.partitioningBy(temp-&gt;{ <text:s/>StringBuffer sb = new StringBuffer(temp); return (sb.reverse().toString()).equals(temp);})</text:p>
      <text:p text:style-name="P3"><text:soft-page-break/>// write your collector here</text:p>
      <text:p text:style-name="P3">Collectors.partitioningBy(temp-&gt; <text:s/></text:p>
      <text:p text:style-name="Preformatted_20_Text"><text:span text:style-name="Source_20_Text"><text:s text:c="5"/></text:span><text:span text:style-name="Source_20_Text"><text:span text:style-name="T4">java.utils.stream.</text:span></text:span><text:span text:style-name="Source_20_Text">IntStream.range(0, temp.length() / 2)</text:span></text:p>
      <text:p text:style-name="Preformatted_20_Text"><text:span text:style-name="Source_20_Text"><text:s text:c="6"/>.noneMatch(i -&gt; temp.charAt(i) != temp.charAt(temp.length() - i — 1))</text:span><text:span text:style-name="T4">)</text:span></text:p>
      <text:p text:style-name="Preformatted_20_Text"/>
      <text:p text:style-name="Preformatted_20_Text"/>
      <text:p text:style-name="Standard"/>
      <text:section text:style-name="Sect1" text:name="ember1892">
        <text:section text:style-name="Sect1" text:name="ember1893">
          <text:p text:style-name="Text_20_body">You have two classes: </text:p>
          <text:list xml:id="list3845580018328616655" text:style-name="L3">
            <text:list-item>
              <text:p text:style-name="P34"><text:span text:style-name="T1">Account: </text:span>number: String, balance: Long</text:p>
            </text:list-item>
            <text:list-item>
              <text:p text:style-name="P22"><text:span text:style-name="T1">Transaction: </text:span>uuid: String, sum: Long, account: Account</text:p>
            </text:list-item>
          </text:list>
          <text:p text:style-name="Text_20_body">Both classes have getters for all fields with the corresponding names (getNumber(), getSum(), getAccount() and so on).</text:p>
          <text:p text:style-name="Text_20_body">Write a collector that calculates <text:span text:style-name="T1">the total sum of transactions (long type, not integer) by each account</text:span> <text:span text:style-name="T1">(i.e. by account number</text:span>). The collector will be applied to <text:span text:style-name="T1">a stream of transactions.</text:span></text:p>
          <text:p text:style-name="Text_20_body">Classes <text:span text:style-name="T1">Transaction</text:span> and <text:span text:style-name="T1">Account</text:span> will be available during testing. You can create your own classes for local testing.</text:p>
          <text:p text:style-name="Text_20_body"><text:span text:style-name="T1">Important. </text:span>You should write only the collector in <text:span text:style-name="T1">any valid formats but without ; on the end.</text:span><text:line-break/>It will be passed as an argument to the <text:span text:style-name="T1">collect() </text:span>method of a stream as shown below.</text:p>
          <text:p text:style-name="Preformatted_20_Text"><text:span text:style-name="Source_20_Text">List&lt;Transaction&gt; transactions = ...</text:span></text:p>
          <text:p text:style-name="Preformatted_20_Text"><text:span text:style-name="Source_20_Text">Map&lt;String, Long&gt; totalSumOfTransByEachAccount = </text:span></text:p>
          <text:p text:style-name="Preformatted_20_Text"><text:span text:style-name="Source_20_Text"><text:s text:c="8"/>transactions.stream()</text:span></text:p>
          <text:p text:style-name="P10"><text:span text:style-name="Source_20_Text"><text:s text:c="20"/>.collect(...your_collector_will_be_passed_here...);</text:span></text:p>
          <text:p text:style-name="P5"><text:line-break/><text:span text:style-name="T1">Examples</text:span> of the valid solution formats: <text:span text:style-name="T1">Collectors.reducing(...)</text:span> or <text:span text:style-name="T1">reducing(...)</text:span></text:p>
        </text:section>
      </text:section>
      <text:section text:style-name="Sect1" text:name="ember1894">
        <text:p text:style-name="Text_20_body"/>
      </text:section>
      <text:p text:style-name="Preformatted_20_Text"/>
      <text:p text:style-name="Preformatted_20_Text"/>
      <text:p text:style-name="Preformatted_20_Text"><text:span text:style-name="Source_20_Text">import java.util.ArrayList;</text:span></text:p>
      <text:p text:style-name="Preformatted_20_Text"><text:span text:style-name="Source_20_Text">import java.util.List;</text:span></text:p>
      <text:p text:style-name="Preformatted_20_Text"><text:span text:style-name="Source_20_Text">import java.util.Map;</text:span></text:p>
      <text:p text:style-name="Preformatted_20_Text"><text:span text:style-name="Source_20_Text">import java.util.stream.Collectors;</text:span></text:p>
      <text:p text:style-name="Preformatted_20_Text"/>
      <text:p text:style-name="Preformatted_20_Text"><text:span text:style-name="Source_20_Text">public class Test_Collector {</text:span></text:p>
      <text:p text:style-name="Preformatted_20_Text"><text:span text:style-name="Source_20_Text"><text:s text:c="3"/>static Map&lt;String, Long&gt; totalSum (List&lt;Transaction&gt; transactions ){</text:span></text:p>
      <text:p text:style-name="Preformatted_20_Text"><text:span text:style-name="Source_20_Text"><text:s text:c="8"/>Map&lt;String, Long&gt; msl = transactions.stream()</text:span></text:p>
      <text:p text:style-name="Preformatted_20_Text"><text:span text:style-name="Source_20_Text">  <text:s text:c="6"/>.collect(#####PASTE YOUR CODE HERE#####)); </text:span></text:p>
      <text:p text:style-name="Preformatted_20_Text"><text:span text:style-name="Source_20_Text"><text:s text:c="8"/>return msl;</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List &lt;Transaction&gt; ara = new ArrayList&lt;&gt;();</text:span></text:p>
      <text:p text:style-name="Preformatted_20_Text"><text:span text:style-name="Source_20_Text"><text:s text:c="8"/>Account ac1 = new Account("101", 2000);</text:span></text:p>
      <text:p text:style-name="Preformatted_20_Text"><text:span text:style-name="Source_20_Text"><text:s text:c="8"/>Account ac2 = new Account("102", 2500);</text:span></text:p>
      <text:p text:style-name="Preformatted_20_Text"><text:span text:style-name="Source_20_Text"><text:s text:c="8"/>Account ac3 = new Account("103", 3000);</text:span></text:p>
      <text:p text:style-name="Preformatted_20_Text"><text:span text:style-name="Source_20_Text"><text:s text:c="8"/>ara.add(new Transaction("101_1", 5000, ac1)); </text:span></text:p>
      <text:p text:style-name="Preformatted_20_Text"><text:span text:style-name="Source_20_Text"><text:s text:c="8"/>ara.add(new Transaction("101_2", 5000, ac1));</text:span></text:p>
      <text:p text:style-name="Preformatted_20_Text"><text:span text:style-name="Source_20_Text"><text:s text:c="8"/>ara.add(new Transaction("102_1", 10000, ac2));</text:span></text:p>
      <text:p text:style-name="Preformatted_20_Text"><text:span text:style-name="Source_20_Text"><text:s text:c="8"/>ara.add(new Transaction("102_2", 10000, ac2));</text:span></text:p>
      <text:p text:style-name="Preformatted_20_Text"><text:span text:style-name="Source_20_Text"><text:s text:c="8"/>ara.add(new Transaction("103_1", 15000, ac3));</text:span></text:p>
      <text:p text:style-name="Preformatted_20_Text"><text:span text:style-name="Source_20_Text"><text:s text:c="8"/>ara.add(new Transaction("103_2", 15000, ac3));</text:span></text:p>
      <text:p text:style-name="Preformatted_20_Text"><text:span text:style-name="Source_20_Text"><text:s text:c="8"/>for(Map.Entry&lt;String, Long&gt; msl : totalSum(ara).entrySet()){</text:span></text:p>
      <text:p text:style-name="Preformatted_20_Text"><text:soft-page-break/><text:span text:style-name="Source_20_Text"><text:s text:c="12"/>System.out.println(msl.toString());</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Must be output: </text:p>
      <text:p text:style-name="Preformatted_20_Text">100=10000</text:p>
      <text:p text:style-name="Preformatted_20_Text">102=20000</text:p>
      <text:p text:style-name="P10">103=30000</text:p>
      <text:p text:style-name="Standard"/>
      <text:section text:style-name="Sect1" text:name="ember2719">
        <text:section text:style-name="Sect1" text:name="ember2720">
          <text:p text:style-name="P13">There is a <text:span text:style-name="T1">LogEntry</text:span> class for monitoring user activity on your site. The class has three fields:</text:p>
          <text:list xml:id="list4635726703073683343" text:style-name="L4">
            <text:list-item>
              <text:p text:style-name="P35"><text:span text:style-name="T1">created: Date </text:span>- the date of creating log entry</text:p>
            </text:list-item>
            <text:list-item>
              <text:p text:style-name="P35"><text:span text:style-name="T1">login: String</text:span> - a user login</text:p>
            </text:list-item>
            <text:list-item>
              <text:p text:style-name="P23"><text:span text:style-name="T1">url: String</text:span> - a url that the user clicked</text:p>
            </text:list-item>
          </text:list>
          <text:p text:style-name="Text_20_body">The class have getters for all fields with the corresponding names (getCreated(), getLogin(), getUrl()). <text:line-break/><text:span text:style-name="T1"><text:line-break/></text:span>Write a collector that calculates <text:span text:style-name="T1">how many times was clicked each url</text:span> <text:span text:style-name="T1">by users</text:span>. The collector will be applied to a stream of log entries for creating a map: <text:span text:style-name="T1">url</text:span> <text:span text:style-name="T1">-&gt; click count</text:span>. </text:p>
          <text:p text:style-name="Text_20_body">The class <text:span text:style-name="T1">LogEntry </text:span>will be available during testing. You can create your own classes for local testing.</text:p>
          <text:p text:style-name="P5"><text:span text:style-name="T1">Important.</text:span> You should write only the collector in <text:span text:style-name="T1">any valid formats but without ; on the end.</text:span></text:p>
          <text:p text:style-name="P5">It will be passed as an argument to the <text:span text:style-name="T1">collect()</text:span> method of a stream as shown below.</text:p>
          <text:p text:style-name="Text_20_body"/>
          <text:p text:style-name="Preformatted_20_Text"><text:span text:style-name="Source_20_Text">List&lt;LogEntry&gt; logs = ...</text:span></text:p>
          <text:p text:style-name="Preformatted_20_Text"><text:span text:style-name="Source_20_Text">Map&lt;String, Long&gt; clickCount = </text:span></text:p>
          <text:p text:style-name="Preformatted_20_Text"><text:span text:style-name="Source_20_Text"><text:s text:c="8"/>logs.stream()</text:span></text:p>
          <text:p text:style-name="P10"><text:span text:style-name="Source_20_Text"><text:s text:c="12"/>.collect(...your_collector_will_be_passed_here...);</text:span></text:p>
          <text:p text:style-name="P5"><text:line-break/><text:span text:style-name="T1">Examples</text:span> of the valid solution formats: <text:span text:style-name="T1">Collectors.reducing(...)</text:span> or <text:span text:style-name="T1">reducing(...).</text:span></text:p>
        </text:section>
      </text:section>
      <text:section text:style-name="Sect1" text:name="ember2721">
        <text:p text:style-name="Text_20_body"/>
      </text:section>
      <text:p text:style-name="Preformatted_20_Text"><text:a xlink:type="simple" xlink:href="https://www.mkyong.com/java8/java-8-collectors-groupingby-and-mapping-example/" text:style-name="Internet_20_link" text:visited-style-name="Visited_20_Internet_20_Link">https://www.mkyong.com/java8/java-8-collectors-groupingby-and-mapping-example/</text:a>﻿</text:p>
      <text:p text:style-name="Preformatted_20_Text"/>
      <text:p text:style-name="Standard"/>
      <text:section text:style-name="Sect1" text:name="ember1983">
        <text:section text:style-name="Sect1" text:name="ember1984">
          <text:p text:style-name="Text_20_body">Write a curried form of the function f(x,y,z)=x+y∗y+z∗z∗z    using lambda expressions in Java 8 style. The result and x, y, z must be integer numbers.</text:p>
          <text:p text:style-name="Text_20_body"><text:span text:style-name="T1">Solution format.</text:span> You may write the result in <text:span text:style-name="T1">any valid formats but with ; on the end. </text:span></text:p>
          <text:p text:style-name="Text_20_body"><text:span text:style-name="T1">An example </text:span>of a curried function<text:span text:style-name="T1">: </text:span>x -&gt; y -&gt; ...;</text:p>
        </text:section>
        <text:p text:style-name="Text_20_body"><text:span text:style-name="Strong_20_Emphasis">Sample Input 1:</text:span> </text:p>
        <text:p text:style-name="P10">1 1 1</text:p>
        <text:p text:style-name="Text_20_body"><text:span text:style-name="Strong_20_Emphasis">Sample Output 1:</text:span> </text:p>
        <text:p text:style-name="P10"><text:soft-page-break/>3</text:p>
        <text:p text:style-name="Text_20_body"><text:span text:style-name="Strong_20_Emphasis">Sample Input 2:</text:span> </text:p>
        <text:p text:style-name="P10">2 3 4</text:p>
        <text:p text:style-name="Text_20_body"><text:span text:style-name="Strong_20_Emphasis">Sample Output 2:</text:span> </text:p>
        <text:p text:style-name="P10">75</text:p>
      </text:section>
      <text:section text:style-name="Sect1" text:name="ember1985">
        <text:p text:style-name="Text_20_body"/>
      </text:section>
      <text:p text:style-name="Preformatted_20_Text">public class Carring {</text:p>
      <text:p text:style-name="Preformatted_20_Text"><text:s/>static <text:s text:c="3"/>Function &lt;Double, Function&lt;Double, Function &lt;Double, Double&gt;&gt;&gt; lambda= ###PASTE YOUR CODE HERE</text:p>
      <text:p text:style-name="Preformatted_20_Text"><text:s text:c="4"/>public static void main(String[] args) {</text:p>
      <text:p text:style-name="Preformatted_20_Text"><text:s text:c="8"/>System.out.println( <text:s/>lambda.apply(5d).apply(4d).apply(3.0));</text:p>
      <text:p text:style-name="Preformatted_20_Text"><text:s text:c="4"/>}</text:p>
      <text:p text:style-name="Preformatted_20_Text">}</text:p>
      <text:p text:style-name="P10">Correct output: 48.0</text:p>
      <text:p text:style-name="Text_20_body">Write a curried function (using lambdas) that accepts four string arguments and concatenated all in one string following the rules:</text:p>
      <text:section text:style-name="Sect1" text:name="ember2707">
        <text:list xml:id="list328286093645001391" text:style-name="L5">
          <text:list-item>
            <text:p text:style-name="P36"><text:span text:style-name="T1">String cases:</text:span> in the result string, first and second arguments must be in lower cases and third and fourth in upper cases.</text:p>
          </text:list-item>
          <text:list-item>
            <text:p text:style-name="P24"><text:span text:style-name="T1">Order of arguments concatenation:</text:span> first, third, second, fourth.</text:p>
          </text:list-item>
        </text:list>
        <text:p text:style-name="Text_20_body"><text:span text:style-name="T1">Solution format. </text:span>You may write the result in <text:span text:style-name="T1">any valid formats but with ; on the end.</text:span></text:p>
        <text:p text:style-name="Text_20_body"><text:span text:style-name="T1">An example </text:span>of a curried function: x -&gt; y -&gt; ...;</text:p>
      </text:section>
      <text:p text:style-name="Text_20_body"><text:span text:style-name="Strong_20_Emphasis">Sample Input 1:</text:span> </text:p>
      <text:p text:style-name="P10">aa bb cc dd</text:p>
      <text:p text:style-name="Text_20_body"><text:span text:style-name="Strong_20_Emphasis">Sample Output 1:</text:span> </text:p>
      <text:p text:style-name="P10">aaCCbbDD</text:p>
      <text:p text:style-name="Text_20_body"><text:span text:style-name="Strong_20_Emphasis">Sample Input 2:</text:span> </text:p>
      <text:p text:style-name="P10">AAA bbb CCC ddd</text:p>
      <text:p text:style-name="Text_20_body"><text:span text:style-name="Strong_20_Emphasis">Sample Output 2:</text:span> </text:p>
      <text:p text:style-name="P10">aaaCCCbbbDDD</text:p>
      <text:p text:style-name="P10"><text:span text:style-name="Source_20_Text">public class Carring {</text:span></text:p>
      <text:p text:style-name="Preformatted_20_Text"/>
      <text:p text:style-name="Preformatted_20_Text"><text:span text:style-name="Source_20_Text">static Function&lt;String, Function&lt;String, Function&lt;String, Function&lt;String, String&gt;&gt;&gt;&gt; JaneLo = ###PASTE YOUR CODE HERE</text:span></text:p>
      <text:p text:style-name="Preformatted_20_Text"><text:span text:style-name="Source_20_Text"><text:s/></text:span></text:p>
      <text:p text:style-name="Preformatted_20_Text"><text:span text:style-name="Source_20_Text">public static void main(String[] args) { <text:s/></text:span></text:p>
      <text:p text:style-name="Preformatted_20_Text"><text:span text:style-name="Source_20_Text"><text:s text:c="6"/>System.out.println(JaneLo.apply("Jane")</text:span></text:p>
      <text:p text:style-name="Preformatted_20_Text"><text:span text:style-name="Source_20_Text"><text:s text:c="6"/>.apply("me")</text:span></text:p>
      <text:p text:style-name="Preformatted_20_Text"><text:span text:style-name="Source_20_Text"><text:s text:c="6"/>.apply("make")</text:span></text:p>
      <text:p text:style-name="Preformatted_20_Text"><text:span text:style-name="Source_20_Text"><text:s text:c="6"/>.apply("smile"));</text:span></text:p>
      <text:p text:style-name="Preformatted_20_Text"><text:soft-page-break/><text:span text:style-name="Source_20_Text"><text:s text:c="4"/>}</text:span></text:p>
      <text:p text:style-name="Preformatted_20_Text"><text:span text:style-name="Source_20_Text">}</text:span></text:p>
      <text:p text:style-name="P10">Correct OUTPUT: janeMAKEmeSMILE</text:p>
      <text:p text:style-name="P14">In this problem, you need to complete the implementations of two functions.</text:p>
      <text:list xml:id="list723908499840948202" text:style-name="L6">
        <text:list-item>
          <text:p text:style-name="P37">The <text:span text:style-name="Source_20_Text">reduceIntOperator</text:span> that accepts <text:span text:style-name="Strong_20_Emphasis">an initial value (seed)</text:span> and a<text:span text:style-name="Strong_20_Emphasis"> combiner function</text:span> and returns a new function that combines all values from the given integer range into a single integer value (it's a simple form of <text:span text:style-name="Strong_20_Emphasis">reduction</text:span>) using a given operator. The <text:span text:style-name="Strong_20_Emphasis">seed</text:span> is used as the very first element in reducing. </text:p>
        </text:list-item>
        <text:list-item>
          <text:p text:style-name="P25">Based on <text:span text:style-name="Source_20_Text">reduceIntOperator</text:span>, implement the <text:span text:style-name="Source_20_Text">productOperator</text:span> operator <text:span text:style-name="Strong_20_Emphasis">that multiplies integer values in the range</text:span>. </text:p>
        </text:list-item>
      </text:list>
      <text:p text:style-name="Text_20_body">There is also an example: the <text:span text:style-name="Source_20_Text"><text:span text:style-name="T5">sumOperator</text:span></text:span> that is based on <text:span text:style-name="Source_20_Text">reduceIntOperator</text:span>. It uses <text:span text:style-name="Source_20_Text">0</text:span> as the <text:span text:style-name="Strong_20_Emphasis">seed</text:span> value and the function <text:span text:style-name="Source_20_Text">x + y</text:span> and just sums numbers in the range.</text:p>
      <text:p text:style-name="Text_20_body">Let's take a look at two example of how the operators should work. <text:span text:style-name="Strong_20_Emphasis">The left boundary &lt;= the right boundary</text:span>.<text:line-break/><text:line-break/><text:span text:style-name="Strong_20_Emphasis">Example 1.</text:span> Left boundary = 1, right boundary = 4.</text:p>
      <text:p text:style-name="Text_20_body">To check <text:span text:style-name="Source_20_Text">reduceIntOperator</text:span> testing system creates and passes an object with type <text:span text:style-name="Source_20_Text">IntBinaryOperator</text:span> and a seed value. <text:span text:style-name="Source_20_Text">reduceIntOperator</text:span> produces an object of <text:span text:style-name="Source_20_Text">IntBinaryOperator</text:span> type, which is used to produce a final <text:span text:style-name="Source_20_Text">int</text:span> result.</text:p>
      <text:p text:style-name="Text_20_body">Passed <text:span text:style-name="Source_20_Text">IntBinaryOperator</text:span> is sum operator.</text:p>
      <text:p text:style-name="Preformatted_20_Text"><text:span text:style-name="Source_20_Text">IntBinaryOperator sum = (x, y) -&gt; x + y;</text:span></text:p>
      <text:p text:style-name="Preformatted_20_Text"><text:span text:style-name="Source_20_Text">IntBinaryOperator resultWithSumOperator = reduceIntOperator.apply(5, sum);</text:span></text:p>
      <text:p text:style-name="P10"><text:span text:style-name="Source_20_Text">resultWithSumOperator.applyAsInt(1, 4); <text:s text:c="2"/>// 15 = 5 + (1 + 2 + 3 + 4)</text:span></text:p>
      <text:p text:style-name="Text_20_body">Passed <text:span text:style-name="Source_20_Text">IntBinaryOperator</text:span> is production operator.</text:p>
      <text:p text:style-name="Preformatted_20_Text"><text:span text:style-name="Source_20_Text">IntBinaryOperator multiply = (x, y) -&gt; x * y;</text:span></text:p>
      <text:p text:style-name="Preformatted_20_Text"><text:span text:style-name="Source_20_Text">IntBinaryOperator resultWitMultiplyOperator = reduceIntOperator.apply(5, multiply);</text:span></text:p>
      <text:p text:style-name="P10"><text:span text:style-name="Source_20_Text">resultWitMultiplyOperator.applyAsInt(1, 4); <text:s text:c="2"/>// 120 = 5 * (1 * 2 * 3 * 4)</text:span></text:p>
      <text:p text:style-name="Text_20_body"><text:span text:style-name="Source_20_Text">sumOperator</text:span> and <text:span text:style-name="Source_20_Text">productOperator</text:span> produces <text:span text:style-name="Source_20_Text">int</text:span> result:</text:p>
      <text:p text:style-name="Preformatted_20_Text"><text:span text:style-name="Source_20_Text">sumOperator.applyAsInt(1, 4); <text:s text:c="4"/>// 10 = 1 + 2 + 3 + 4</text:span></text:p>
      <text:p text:style-name="P10"><text:span text:style-name="Source_20_Text">productOperator.applyAsInt(1, 4); // 24 = 1 * 2 * 3 * 4</text:span></text:p>
      <text:p text:style-name="Text_20_body"><text:span text:style-name="Strong_20_Emphasis">Example 2.</text:span> Left boundary = 5, right boundary = 6.</text:p>
      <text:p text:style-name="Text_20_body">Passed <text:span text:style-name="Source_20_Text">IntBinaryOperator</text:span> is sum operator.</text:p>
      <text:p text:style-name="Preformatted_20_Text"><text:span text:style-name="Source_20_Text">IntBinaryOperator sum = (x, y) -&gt; x + y;</text:span></text:p>
      <text:p text:style-name="Preformatted_20_Text"><text:span text:style-name="Source_20_Text">IntBinaryOperator resultWithSumOperator = reduceIntOperator.apply(2, sum);</text:span></text:p>
      <text:p text:style-name="P10"><text:span text:style-name="Source_20_Text">resultWithSumOperator.applyAsInt(5, 6); <text:s text:c="2"/>// 13 = 2 + (5 + 6)</text:span></text:p>
      <text:p text:style-name="Text_20_body">Passed <text:span text:style-name="Source_20_Text">IntBinaryOperator</text:span> is production operator.</text:p>
      <text:p text:style-name="Preformatted_20_Text"><text:span text:style-name="Source_20_Text">IntBinaryOperator multiply = (x, y) -&gt; x * y;</text:span></text:p>
      <text:p text:style-name="Preformatted_20_Text"><text:soft-page-break/><text:span text:style-name="Source_20_Text">IntBinaryOperator resultWitMultiplyOperator = reduceIntOperator.apply(2, multiply);</text:span></text:p>
      <text:p text:style-name="P10"><text:span text:style-name="Source_20_Text">resultWitMultiplyOperator.applyAsInt(5, 6); <text:s text:c="2"/>// 60 = 2 * (5 * 6)</text:span></text:p>
      <text:p text:style-name="Text_20_body"><text:span text:style-name="Source_20_Text">sumOperator</text:span> and <text:span text:style-name="Source_20_Text">productOperator</text:span> produces <text:span text:style-name="Source_20_Text">int</text:span> result:</text:p>
      <text:p text:style-name="Preformatted_20_Text"><text:span text:style-name="Source_20_Text">sumOperator.applyAsInt(5, 6); <text:s text:c="4"/>// 11 = 5 + 6</text:span></text:p>
      <text:p text:style-name="P10"><text:span text:style-name="Source_20_Text">productOperator.applyAsInt(5, 6); // 30 = 5 * 6</text:span></text:p>
      <text:p text:style-name="Text_20_body">﻿﻿If the task seems too hard for you, try to look at the theory lesson again.</text:p>
      <text:p text:style-name="P14">n this problem, you need to complete the implementation of three functions.</text:p>
      <text:list xml:id="list5008350794121750882" text:style-name="L7">
        <text:list-item>
          <text:p text:style-name="P38">The <text:span text:style-name="Source_20_Text">multifunctionalMapper</text:span> function that accepts a list of operators (mappers) and returns a new operator. The new operator just accepts a list of integer numbers and sequentially applies each mapper to each number in the list (performs multiple transformations). It produces a list of transformed values. </text:p>
        </text:list-item>
        <text:list-item>
          <text:p text:style-name="P38">Based on <text:span text:style-name="Source_20_Text">multifunctionalMapper</text:span>, implement the <text:span text:style-name="Source_20_Text"><text:span text:style-name="T5">multTwoAndThenAddOneTransformation</text:span></text:span> operator<text:span text:style-name="Strong_20_Emphasis"> that multiplies by two each integer number and then add one to its</text:span>. The operator is applied to each number in the input list. </text:p>
        </text:list-item>
        <text:list-item>
          <text:p text:style-name="P26">Based on <text:span text:style-name="Source_20_Text">multifunctionalMapper</text:span>, implement the <text:span text:style-name="Source_20_Text"><text:span text:style-name="T5">squareAndThenGetNextEvenNumberTransformation</text:span></text:span><text:span text:style-name="T5"> </text:span>operator <text:span text:style-name="Strong_20_Emphasis">that squares each integer number and then calculates the next even number </text:span>following it.<text:span text:style-name="Strong_20_Emphasis"> </text:span>The operator is also applied to each number in the input list. </text:p>
        </text:list-item>
      </text:list>
      <text:p text:style-name="Text_20_body">There is also an example. The <text:span text:style-name="Source_20_Text"><text:span text:style-name="T5">identityTransformation</text:span></text:span> that is based on the <text:span text:style-name="Source_20_Text">multifunctionalMapper</text:span> function  identity. It doesn't change values in the input list. It repeats identity transformation three times just for example.</text:p>
      <text:p text:style-name="Text_20_body">Let's take a look at two example of how the operators should work.<text:line-break/><text:line-break/><text:span text:style-name="Strong_20_Emphasis">Example 1.</text:span> The input list is <text:span text:style-name="Source_20_Text">[1, 1, 1, 1]</text:span></text:p>
      <text:list xml:id="list3963327937841617905" text:style-name="L8">
        <text:list-item>
          <text:p text:style-name="P39"><text:span text:style-name="Source_20_Text">identityTransformation</text:span> returns the list <text:span text:style-name="Source_20_Text">[1, 1, 1, 1]</text:span> </text:p>
        </text:list-item>
        <text:list-item>
          <text:p text:style-name="P39"><text:span text:style-name="Source_20_Text">multTwoAndThenAddOneTransformation</text:span><text:span text:style-name="Strong_20_Emphasis"> </text:span>returns the list <text:span text:style-name="Source_20_Text">[3, 3, 3, 3]</text:span> </text:p>
        </text:list-item>
        <text:list-item>
          <text:p text:style-name="P27"><text:span text:style-name="Source_20_Text">squareAndThenGetNextEvenNumberTransformation</text:span> returns the list <text:span text:style-name="Source_20_Text">[2, 2, 2, 2]</text:span> </text:p>
        </text:list-item>
      </text:list>
      <text:p text:style-name="Text_20_body"><text:span text:style-name="Strong_20_Emphasis">Example 2.</text:span> The input list is <text:span text:style-name="Source_20_Text">[1, 2, 3]</text:span>.</text:p>
      <text:list xml:id="list1676501167967058806" text:style-name="L9">
        <text:list-item>
          <text:p text:style-name="P40"><text:span text:style-name="Source_20_Text">identityTransformation</text:span> returns the list <text:span text:style-name="Source_20_Text">[1, 2, 3]</text:span> </text:p>
        </text:list-item>
        <text:list-item>
          <text:p text:style-name="P40"><text:span text:style-name="Source_20_Text">multTwoAndThenAddOneTransformation</text:span><text:span text:style-name="Strong_20_Emphasis"> </text:span>returns the list <text:span text:style-name="Source_20_Text">[3, 5, 7]</text:span> </text:p>
        </text:list-item>
        <text:list-item>
          <text:p text:style-name="P28"><text:span text:style-name="Source_20_Text">squareAndThenGetNextEvenNumberTransformation</text:span> returns the result list <text:span text:style-name="Source_20_Text">[2, 6, 10]</text:span> </text:p>
        </text:list-item>
      </text:list>
      <text:p text:style-name="Text_20_body">﻿If the task seems too hard for you, try to look at the theory lesson again.</text:p>
      <text:p text:style-name="Text_20_body"/>
      <text:p text:style-name="Text_20_body"><text:soft-page-break/></text:p>
      <text:p text:style-name="Text_20_body"/>
      <text:p text:style-name="P10"/>
      <text:p text:style-name="P10"/>
      <text:p text:style-name="P10"/>
      <text:p text:style-name="P13"/>
      <text:section text:style-name="Sect1" text:name="ember3606">
        <text:section text:style-name="Sect1" text:name="ember3607">
          <text:p text:style-name="P13">There are two related tasks with a common domain model:</text:p>
          <text:list xml:id="list691086807084485380" text:style-name="L10">
            <text:list-item>
              <text:p text:style-name="P41">Account (guid: UUID, balance: long)</text:p>
            </text:list-item>
            <text:list-item>
              <text:p text:style-name="P29">User (login: String, account: Account)</text:p>
            </text:list-item>
          </text:list>
          <text:p text:style-name="P5">Both classes have getters for all corresponding fields: <text:span text:style-name="T1">getGuid()</text:span>, <text:span text:style-name="T1">getBalance()</text:span>, <text:span text:style-name="T1">getLogin()</text:span>, <text:span text:style-name="T1">getAccount()</text:span>.</text:p>
          <text:p text:style-name="P5"/>
          <text:p text:style-name="P5">You need to write two method for processing domain objects.</text:p>
        </text:section>
      </text:section>
      <text:p text:style-name="P14">You need to write a method <text:span text:style-name="T1">findUserByLogin(String login)</text:span> that returns an optional value of type <text:span text:style-name="T1">Optional&lt;User&gt;</text:span>. If the user exists in the <text:span text:style-name="T1">users</text:span> set you need to return non-empty optional wrapping the user inside, otherwise returned optional should be empty.</text:p>
      <text:p text:style-name="Text_20_body"><text:span text:style-name="T1">Important. </text:span>Use the provided template for your solution. Do not change it!</text:p>
      <text:p text:style-name="P12">private static final Set&lt;User&gt; users = new HashSet&lt;&gt;();</text:p>
      <text:p text:style-name="P12"/>
      <text:p text:style-name="P12">public static Optional&lt;User&gt; findUserByLogin(String login) {</text:p>
      <text:p text:style-name="P12"/>
      <text:p text:style-name="P12">}</text:p>
      <text:p text:style-name="P12"/>
      <text:p text:style-name="P15">Using the method you've written for finding an user by their login, write a new method <text:span text:style-name="Strong_20_Emphasis">printBalanceIfNotEmpty(String userLogin)</text:span>that prints an account balance for an existing user if `balance &gt; 0`. In this case, the result format should print the string:</text:p>
      <text:section text:style-name="Sect1" text:name="ember4227">
        <text:p text:style-name="Text_20_body"><text:span text:style-name="Strong_20_Emphasis">login: balance</text:span></text:p>
        <text:p text:style-name="Text_20_body">If the user is not found, account is null or the balance = 0, then the method should not print anything.</text:p>
        <text:p text:style-name="Text_20_body">Do not forget to use optional for avoiding NPE.</text:p>
      </text:section>
      <text:p text:style-name="P15">This task is optional. Let's write monads.</text:p>
      <text:section text:style-name="Sect1" text:name="ember4614">
        <text:p text:style-name="Text_20_body"><text:soft-page-break/>You may write any monad that you'd like (existing or no in Java 8) and then put your code in the solution section. For example: <text:span text:style-name="Strong_20_Emphasis">Optional</text:span>, <text:span text:style-name="Strong_20_Emphasis">Try</text:span>, <text:span text:style-name="Strong_20_Emphasis">Promise, State </text:span>or something else.</text:p>
        <text:p text:style-name="Text_20_body">You can search examples of these monads on <text:span text:style-name="Strong_20_Emphasis">GitHub </text:span>or <text:span text:style-name="Strong_20_Emphasis">Bitbucket</text:span>, in the other programming languages (such as Scala, Closure, Haskell) and<text:span text:style-name="Strong_20_Emphasis"> </text:span>google it anywhere.</text:p>
        <text:p text:style-name="Text_20_body">The main demand is you should to understand how it works and why it is used. Of course, it has to be written in Java.</text:p>
        <text:p text:style-name="Text_20_body">There is no limit for your solution format.</text:p>
      </text:section>
      <text:p text:style-name="P12"/>
      <text:h text:style-name="Heading_20_2" text:outline-level="2">Naive task management</text:h>
      <text:section text:style-name="Sect1" text:name="ember3160">
        <text:p text:style-name="Text_20_body">Imagine that there is a program that handles multiple queues of tasks. Every queue has a priority. The program takes a new task from the highest priority queue (the highest priority is 0) and the algorithm picks the next task using the simple rule: it always takes a new task from the highest priority queue (the highest priority is 0).</text:p>
        <text:p text:style-name="Text_20_body">The class for the tasks is pretty simple and actually you almost don't need to think about it.</text:p>
        <text:p text:style-name="Preformatted_20_Text"><text:span text:style-name="Source_20_Text">class Task {</text:span></text:p>
        <text:p text:style-name="Preformatted_20_Text"><text:span text:style-name="Source_20_Text"><text:s text:c="4"/>private final long number;</text:span></text:p>
        <text:p text:style-name="Preformatted_20_Text"><text:span text:style-name="Source_20_Text"><text:s text:c="4"/>private final int priority;</text:span></text:p>
        <text:p text:style-name="Preformatted_20_Text"/>
        <text:p text:style-name="Preformatted_20_Text"><text:span text:style-name="Source_20_Text"><text:s text:c="4"/>// constructor and getters</text:span></text:p>
        <text:p text:style-name="P10"><text:span text:style-name="Source_20_Text">}</text:span></text:p>
        <text:p text:style-name="Text_20_body">You need to implement a supplier that returns the next task from the highest priority queue. If the queue is empty, the supplier should return a task from the next queue. The tasks of the same priority must be returned in the same order as they were added to the queue. To do that, modify the <text:span text:style-name="Source_20_Text">getTaskSupplier</text:span> method in the <text:span text:style-name="Source_20_Text">TaskManager</text:span> class to create a supplier producing tasks in a correct order. </text:p>
      </text:section>
      <text:p text:style-name="Text_20_body"><text:span text:style-name="Strong_20_Emphasis">Sample Input:</text:span> </text:p>
      <text:p text:style-name="Preformatted_20_Text">2</text:p>
      <text:p text:style-name="Preformatted_20_Text">2</text:p>
      <text:p text:style-name="Preformatted_20_Text">3000 1</text:p>
      <text:p text:style-name="P10">4000 0</text:p>
      <text:p text:style-name="Text_20_body"><text:span text:style-name="Strong_20_Emphasis">Sample Output:</text:span> </text:p>
      <text:p text:style-name="Preformatted_20_Text">4000</text:p>
      <text:p text:style-name="P10">3000</text:p>
      <text:p text:style-name="P8">import java.util.*;</text:p>
      <text:p text:style-name="P8">import java.util.function.Supplier;</text:p>
      <text:p text:style-name="P8"/>
      <text:p text:style-name="P8">class TaskManager {</text:p>
      <text:p text:style-name="P8"><text:s text:c="4"/>/**</text:p>
      <text:p text:style-name="P8"><text:s text:c="5"/>* Highest priority queues come first in the list.</text:p>
      <text:p text:style-name="P8"><text:s text:c="5"/>* The 0th queue contains tasks with the highest priority.</text:p>
      <text:p text:style-name="P8"><text:s text:c="5"/>*/</text:p>
      <text:p text:style-name="P8"><text:s text:c="4"/>private final List&lt;Queue&lt;Task&gt;&gt; taskQueues = new ArrayList&lt;&gt;();</text:p>
      <text:p text:style-name="P8"><text:soft-page-break/></text:p>
      <text:p text:style-name="P8"><text:s text:c="4"/>public TaskManager(int numberOfQueues) {</text:p>
      <text:p text:style-name="P8"><text:s text:c="8"/>if (numberOfQueues &lt; 1) {</text:p>
      <text:p text:style-name="P8"><text:s text:c="12"/>throw new IllegalArgumentException("The number of queues must be &gt;= 1");</text:p>
      <text:p text:style-name="P8"><text:s text:c="8"/>}</text:p>
      <text:p text:style-name="P8"><text:s text:c="8"/>for (int i = 0; i &lt; numberOfQueues; i++) {</text:p>
      <text:p text:style-name="P8"><text:s text:c="12"/>taskQueues.add(new ArrayDeque&lt;&gt;());</text:p>
      <text:p text:style-name="P8"><text:s text:c="8"/>}</text:p>
      <text:p text:style-name="P8"><text:s text:c="4"/>}</text:p>
      <text:p text:style-name="P8"/>
      <text:p text:style-name="P8"><text:s text:c="4"/>public void add(Task task, int priority) {</text:p>
      <text:p text:style-name="P8"><text:s text:c="8"/>if (priority &lt; 0 || priority &gt;= taskQueues.size()) {</text:p>
      <text:p text:style-name="P8"><text:s text:c="12"/>throw new IllegalArgumentException("The task has an illegal priority " + priority);</text:p>
      <text:p text:style-name="P8"><text:s text:c="8"/>}</text:p>
      <text:p text:style-name="P8"><text:s text:c="8"/>taskQueues.get(priority).add(task);</text:p>
      <text:p text:style-name="P8"><text:s text:c="4"/>}</text:p>
      <text:p text:style-name="P8"/>
      <text:p text:style-name="P8"><text:s text:c="4"/>/**</text:p>
      <text:p text:style-name="P8"><text:s text:c="5"/>* Returns a suppliers to access tasks in the right order according to their priority.</text:p>
      <text:p text:style-name="P8"><text:s text:c="5"/>* If all the queues are empty, it returns null.</text:p>
      <text:p text:style-name="P8"><text:s text:c="5"/>*/</text:p>
      <text:p text:style-name="P8"><text:s text:c="4"/>public Supplier&lt;Task&gt; getTaskSupplier() {</text:p>
      <text:p text:style-name="P8"><text:s text:c="8"/>return () -&gt; null; // write your code here</text:p>
      <text:p text:style-name="P8"><text:s text:c="4"/>}</text:p>
      <text:p text:style-name="P8">}</text:p>
      <text:p text:style-name="P8"/>
      <text:p text:style-name="P8">class Task {</text:p>
      <text:p text:style-name="P8"><text:s text:c="4"/>private final long number;</text:p>
      <text:p text:style-name="P8"><text:s text:c="4"/>private final int priority;</text:p>
      <text:p text:style-name="P8"/>
      <text:p text:style-name="P8"><text:s text:c="4"/>public Task(long number, int priority) {</text:p>
      <text:p text:style-name="P8"><text:s text:c="8"/>this.number = number;</text:p>
      <text:p text:style-name="P8"><text:s text:c="8"/>this.priority = priority;</text:p>
      <text:p text:style-name="P8"><text:s text:c="4"/>}</text:p>
      <text:p text:style-name="P8"/>
      <text:p text:style-name="P8"><text:s text:c="4"/>public long getNumber() {</text:p>
      <text:p text:style-name="P8"><text:s text:c="8"/>return number;</text:p>
      <text:p text:style-name="P8"><text:s text:c="4"/>}</text:p>
      <text:p text:style-name="P8"/>
      <text:p text:style-name="P8"><text:s text:c="4"/>public int getPriority() {</text:p>
      <text:p text:style-name="P8"><text:s text:c="8"/>return priority;</text:p>
      <text:p text:style-name="P8"><text:s text:c="4"/>}</text:p>
      <text:p text:style-name="P8">}</text:p>
      <text:p text:style-name="P8"/>
      <text:p text:style-name="P8">class TasksHandling {</text:p>
      <text:p text:style-name="P8"/>
      <text:p text:style-name="P8"><text:s text:c="4"/>public static void main(String[] args) {</text:p>
      <text:p text:style-name="P8"><text:s text:c="8"/>Scanner scanner = new Scanner(System.in);</text:p>
      <text:p text:style-name="P8"/>
      <text:p text:style-name="P8"><text:s text:c="8"/>int numberOfQueues = Integer.parseInt(scanner.nextLine());</text:p>
      <text:p text:style-name="P8"><text:s text:c="8"/>int numberOfTasks = Integer.parseInt(scanner.nextLine());</text:p>
      <text:p text:style-name="P8"/>
      <text:p text:style-name="P8"><text:s text:c="8"/>TaskManager manager = new TaskManager(numberOfQueues);</text:p>
      <text:p text:style-name="P8"/>
      <text:p text:style-name="P8"><text:s text:c="8"/>for (int i = 0; i &lt; numberOfTasks; i++) {</text:p>
      <text:p text:style-name="P8"><text:s text:c="12"/>String[] taskParts = scanner.nextLine().split("\\s+");</text:p>
      <text:p text:style-name="P8"><text:s text:c="12"/>long number = Long.parseLong(taskParts[0]);</text:p>
      <text:p text:style-name="P8"><text:s text:c="12"/>int priority = Integer.parseInt(taskParts[1]);</text:p>
      <text:p text:style-name="P8"><text:s text:c="12"/>Task task = new Task(number, priority);</text:p>
      <text:p text:style-name="P8"><text:s text:c="12"/>manager.add(task, priority);</text:p>
      <text:p text:style-name="P8"><text:s text:c="8"/>}</text:p>
      <text:p text:style-name="P8"><text:soft-page-break/></text:p>
      <text:p text:style-name="P8"><text:s text:c="8"/>Supplier&lt;Task&gt; taskSupplier = manager.getTaskSupplier();</text:p>
      <text:p text:style-name="P8"><text:s text:c="8"/>Task task;</text:p>
      <text:p text:style-name="P8"><text:s text:c="8"/>while ((task = taskSupplier.get()) != null) {</text:p>
      <text:p text:style-name="P8"><text:s text:c="12"/>System.out.println(task.getNumber());</text:p>
      <text:p text:style-name="P8"><text:s text:c="8"/>}</text:p>
      <text:p text:style-name="P8"><text:s text:c="4"/>}</text:p>
      <text:p text:style-name="P8">}</text:p>
      <text:p text:style-name="P8"/>
      <text:p text:style-name="P4"/>
      <text:section text:style-name="Sect1" text:name="ember3218">
        <text:section text:style-name="Sect1" text:name="ember3219">
          <text:h text:style-name="P19" text:outline-level="2">ternary predicate</text:h>
          <text:p text:style-name="Text_20_body">As the standard functional interfaces cannot have more than two parameters, sometimes they may not be sufficient. Here you need to declare your own functional interface called <text:span text:style-name="Source_20_Text">TernaryIntPredicate</text:span> and use it with a lambda expression. The interface must have a single non-static (and non-default) method <text:span text:style-name="Source_20_Text">test</text:span> accepting three integer arguments and returning a boolean result.</text:p>
          <text:p text:style-name="Text_20_body">You also need to write a lambda expression that conforms this interface. The lambda expression should return <text:span text:style-name="Source_20_Text">true</text:span> only if all passed values are different. The lambda must be assigned to a variable named <text:span text:style-name="Source_20_Text">allValuesAreDifferentPredicate</text:span> which is a static field.</text:p>
          <text:p text:style-name="Text_20_body">This code challenge is also used <text:a xlink:type="simple" xlink:href="https://hyperskill.org/learn/step/2370" office:target-frame-name="_blank" xlink:show="new" text:style-name="Internet_20_link" text:visited-style-name="Visited_20_Internet_20_Link">on the Hyperskill / JetBrains Academy platform</text:a>.</text:p>
        </text:section>
        <text:p text:style-name="Text_20_body"><text:span text:style-name="Strong_20_Emphasis">Sample Input 1:</text:span> </text:p>
        <text:p text:style-name="P10">1 1 1</text:p>
        <text:p text:style-name="Text_20_body"><text:span text:style-name="Strong_20_Emphasis">Sample Output 1:</text:span> </text:p>
        <text:p text:style-name="P10">False</text:p>
        <text:p text:style-name="Text_20_body"><text:span text:style-name="Strong_20_Emphasis">Sample Input 2:</text:span> </text:p>
        <text:p text:style-name="P10">2 3 4</text:p>
        <text:p text:style-name="Text_20_body"><text:span text:style-name="Strong_20_Emphasis">Sample Output 2:</text:span> </text:p>
        <text:p text:style-name="P10">True</text:p>
      </text:section>
      <text:section text:style-name="Sect1" text:name="ember3220">
        <text:p text:style-name="Text_20_body"/>
      </text:section>
      <text:p text:style-name="P9">@FunctionalInterface</text:p>
      <text:p text:style-name="P9">public interface TernaryIntPredicate {</text:p>
      <text:p text:style-name="P9"><text:s text:c="4"/>// write your code here</text:p>
      <text:p text:style-name="P9">}</text:p>
      <text:p text:style-name="P9"/>
      <text:p text:style-name="P9">public static final TernaryIntPredicate allValuesAreDifferentPredicate = // write a lambda expression here</text:p>
      <text:p text:style-name="P9"/>
      <text:h text:style-name="P48" text:outline-level="2">Cleaning comments</text:h>
      <text:section text:style-name="Sect1" text:name="ember3168">
        <text:p text:style-name="Text_20_body">One social network platform is undergoing major changes. The management decided to clean up all the old comments and also reduce the max comment length to save computer resources. As a programmer who understands the importance of comments, you decided to get this task.</text:p>
        <text:p text:style-name="Text_20_body"><text:soft-page-break/>The platform uses the following simple class to represent comments:</text:p>
        <text:p text:style-name="Preformatted_20_Text"><text:span text:style-name="Source_20_Text">class Comment {</text:span></text:p>
        <text:p text:style-name="Preformatted_20_Text"><text:span text:style-name="Source_20_Text"><text:s text:c="4"/>private final Date created;</text:span></text:p>
        <text:p text:style-name="Preformatted_20_Text"><text:span text:style-name="Source_20_Text"><text:s text:c="4"/>private final String text;</text:span></text:p>
        <text:p text:style-name="P10"><text:span text:style-name="Source_20_Text">}</text:span></text:p>
        <text:p text:style-name="Text_20_body">You need to implement two methods in the <text:span text:style-name="Source_20_Text">CommentUtils</text:span> class:</text:p>
        <text:list xml:id="list2429979187795059106" text:style-name="L11">
          <text:list-item>
            <text:p text:style-name="P42"><text:span text:style-name="Source_20_Text">handleComments</text:span> to process a given list of comments by removing old ones (older than <text:span text:style-name="Source_20_Text">thresholdDate</text:span>) and shortening exceeding texts (i.e., longer than <text:span text:style-name="Source_20_Text">maxTextLength</text:span>) </text:p>
          </text:list-item>
          <text:list-item>
            <text:p text:style-name="P30"><text:span text:style-name="Source_20_Text">printComments</text:span> to every comment on a separate line following the given format (see the examples below). </text:p>
          </text:list-item>
        </text:list>
        <text:p text:style-name="Text_20_body">To do that, we highly recommend you to apply all the methods you've just learned.</text:p>
        <text:p text:style-name="Text_20_body">Here is an example how the implemented methods should work.</text:p>
        <text:p text:style-name="Preformatted_20_Text"><text:span text:style-name="Source_20_Text">List&lt;Comment&gt; comments = new ArrayList&lt;&gt;();</text:span></text:p>
        <text:p text:style-name="Preformatted_20_Text"/>
        <text:p text:style-name="Preformatted_20_Text"><text:span text:style-name="Source_20_Text">comments.add(new Comment(</text:span></text:p>
        <text:p text:style-name="Preformatted_20_Text"><text:span text:style-name="Source_20_Text"><text:s text:c="8"/>CommentUtils.TEXT_FORMATTER.parse("14-03-2020 10:20:34"),</text:span></text:p>
        <text:p text:style-name="Preformatted_20_Text"><text:span text:style-name="Source_20_Text"><text:s text:c="8"/>"What a beautiful photo! Where is it?"</text:span></text:p>
        <text:p text:style-name="Preformatted_20_Text"><text:span text:style-name="Source_20_Text">));</text:span></text:p>
        <text:p text:style-name="Preformatted_20_Text"><text:span text:style-name="Source_20_Text">comments.add(new Comment(</text:span></text:p>
        <text:p text:style-name="Preformatted_20_Text"><text:span text:style-name="Source_20_Text"><text:s text:c="8"/>CommentUtils.TEXT_FORMATTER.parse("16-03-2020 15:35:18"),</text:span></text:p>
        <text:p text:style-name="Preformatted_20_Text"><text:span text:style-name="Source_20_Text"><text:s text:c="8"/>"I do not know, I just found it on the internet!"</text:span></text:p>
        <text:p text:style-name="Preformatted_20_Text"><text:span text:style-name="Source_20_Text">));</text:span></text:p>
        <text:p text:style-name="Preformatted_20_Text"><text:span text:style-name="Source_20_Text">comments.add(new Comment(</text:span></text:p>
        <text:p text:style-name="Preformatted_20_Text"><text:span text:style-name="Source_20_Text"><text:s text:c="8"/>CommentUtils.TEXT_FORMATTER.parse("20-03-2020 19:10:22"),</text:span></text:p>
        <text:p text:style-name="Preformatted_20_Text"><text:span text:style-name="Source_20_Text"><text:s text:c="8"/>"Is anyone here?"</text:span></text:p>
        <text:p text:style-name="Preformatted_20_Text"><text:span text:style-name="Source_20_Text">));</text:span></text:p>
        <text:p text:style-name="Preformatted_20_Text"><text:span text:style-name="Source_20_Text"><text:s text:c="8"/></text:span></text:p>
        <text:p text:style-name="Preformatted_20_Text"><text:span text:style-name="Source_20_Text">Date threshold = CommentUtils.TEXT_FORMATTER.parse("15-03-2020 00:00:00");</text:span></text:p>
        <text:p text:style-name="Preformatted_20_Text"><text:span text:style-name="Source_20_Text">int maxTextLength = 30; // it is just an example, do not rely on this number!</text:span></text:p>
        <text:p text:style-name="Preformatted_20_Text"><text:span text:style-name="Source_20_Text"><text:s text:c="8"/></text:span></text:p>
        <text:p text:style-name="Preformatted_20_Text"><text:span text:style-name="Source_20_Text">CommentUtils.handleComments(comments, threshold, maxTextLength);</text:span></text:p>
        <text:p text:style-name="P10"><text:span text:style-name="Source_20_Text">CommentUtils.printComments(comments);</text:span></text:p>
        <text:p text:style-name="Text_20_body">This code snippet prints:</text:p>
        <text:p text:style-name="Preformatted_20_Text"><text:span text:style-name="Source_20_Text">[16-03-2020 15:35:18] I do not know, I just found it</text:span></text:p>
        <text:p text:style-name="P10"><text:span text:style-name="Source_20_Text">[20-03-2020 19:10:22] Is anyone here?</text:span></text:p>
        <text:p text:style-name="Text_20_body">As you can see, there is only a single space between the date and the text. Please, use the same format.</text:p>
        <text:p text:style-name="Text_20_body">Do not forget to check your code for various edge cases. What if the length of a message equals <text:span text:style-name="Source_20_Text">maxTextLength</text:span> or this limit is only 1 character. But we guarantee that this value is greater than 0.</text:p>
      </text:section>
      <text:p text:style-name="Text_20_body"><text:span text:style-name="Strong_20_Emphasis">Sample Input:</text:span> </text:p>
      <text:p text:style-name="Preformatted_20_Text">15-03-2020 00:00:00 30</text:p>
      <text:p text:style-name="Preformatted_20_Text">14-03-2020 10:20:34 What a beautiful photo! Where is it?</text:p>
      <text:p text:style-name="Preformatted_20_Text">16-03-2020 15:35:18 I do not know, I just found it on the internet!</text:p>
      <text:p text:style-name="P10">20-03-2020 19:10:22 Is anyone here?</text:p>
      <text:p text:style-name="Text_20_body"><text:soft-page-break/><text:span text:style-name="Strong_20_Emphasis">Sample Output:</text:span> </text:p>
      <text:p text:style-name="Preformatted_20_Text">[16-03-2020 15:35:18] I do not know, I just found it</text:p>
      <text:p text:style-name="P10">[20-03-2020 19:10:22] Is anyone here?</text:p>
      <text:p text:style-name="P45">import java.text.SimpleDateFormat;</text:p>
      <text:p text:style-name="P45">import java.util.*;</text:p>
      <text:p text:style-name="P45"/>
      <text:p text:style-name="P45">final class CommentUtils {</text:p>
      <text:p text:style-name="P45"><text:s text:c="4"/>/**</text:p>
      <text:p text:style-name="P45"><text:s text:c="5"/>* An example string that fits the format "15-03-2020 10:20:34".</text:p>
      <text:p text:style-name="P45"><text:s text:c="5"/>* Use it to print the comments.</text:p>
      <text:p text:style-name="P45"><text:s text:c="5"/>*/</text:p>
      <text:p text:style-name="P45"><text:s text:c="4"/>public static final SimpleDateFormat TEXT_FORMATTER = new SimpleDateFormat("dd-MM-yyyy HH:mm:ss");</text:p>
      <text:p text:style-name="P45"/>
      <text:p text:style-name="P45"><text:s text:c="4"/>private CommentUtils() { }</text:p>
      <text:p text:style-name="P45"/>
      <text:p text:style-name="P45"><text:s text:c="4"/>/**</text:p>
      <text:p text:style-name="P45"><text:s text:c="5"/>* It processes a given list of comments by removing old comments and shortening the text length</text:p>
      <text:p text:style-name="P45"><text:s text:c="5"/>*/</text:p>
      <text:p text:style-name="P45"><text:s text:c="4"/>public static void handleComments(List&lt;Comment&gt; comments, Date thresholdDate, int maxTextLength) {</text:p>
      <text:p text:style-name="P45"><text:s text:c="8"/>// write your code here</text:p>
      <text:p text:style-name="P45"><text:s text:c="4"/>}</text:p>
      <text:p text:style-name="P45"/>
      <text:p text:style-name="P45"><text:s text:c="4"/>/**</text:p>
      <text:p text:style-name="P45"><text:s text:c="5"/>* It prints each comment in the following format:</text:p>
      <text:p text:style-name="P45"><text:s text:c="5"/>* [14-03-2020 10:20:34] What a beautiful photo! Where is it?</text:p>
      <text:p text:style-name="P45"><text:s text:c="5"/>* [16-03-2020 15:35:18] I do not know, I just found it on the internet!</text:p>
      <text:p text:style-name="P45"><text:s text:c="5"/>* [20-03-2020 19:10:22] Is anyone here?</text:p>
      <text:p text:style-name="P45"><text:s text:c="5"/>* Please, use the formatter above to fit the format.</text:p>
      <text:p text:style-name="P45"><text:s text:c="5"/>*/</text:p>
      <text:p text:style-name="P45"><text:s text:c="4"/>public static void printComments(List&lt;Comment&gt; comments) {</text:p>
      <text:p text:style-name="P45"><text:s text:c="8"/>// write your code here</text:p>
      <text:p text:style-name="P45"><text:s text:c="4"/>}</text:p>
      <text:p text:style-name="P45">}</text:p>
      <text:p text:style-name="P45"/>
      <text:p text:style-name="P45">class Comment {</text:p>
      <text:p text:style-name="P45"><text:s text:c="4"/>private final Date created;</text:p>
      <text:p text:style-name="P45"><text:s text:c="4"/>private final String text;</text:p>
      <text:p text:style-name="P45"/>
      <text:p text:style-name="P45"><text:s text:c="4"/>public Comment(Date created, String text) {</text:p>
      <text:p text:style-name="P45"><text:s text:c="8"/>this.created = created;</text:p>
      <text:p text:style-name="P45"><text:s text:c="8"/>this.text = text;</text:p>
      <text:p text:style-name="P45"><text:s text:c="4"/>}</text:p>
      <text:p text:style-name="P45"/>
      <text:p text:style-name="P45"><text:s text:c="4"/>public Date getCreated() {</text:p>
      <text:p text:style-name="P45"><text:s text:c="8"/>return created;</text:p>
      <text:p text:style-name="P45"><text:s text:c="4"/>}</text:p>
      <text:p text:style-name="P45"/>
      <text:p text:style-name="P45"><text:s text:c="4"/>public String getText() {</text:p>
      <text:p text:style-name="P45"><text:s text:c="8"/>return text;</text:p>
      <text:p text:style-name="P45"><text:s text:c="4"/>}</text:p>
      <text:p text:style-name="P45">}</text:p>
      <text:p text:style-name="P45"/>
      <text:h text:style-name="P49" text:outline-level="2">Phonebook</text:h>
      <text:section text:style-name="Sect1" text:name="ember3366">
        <text:p text:style-name="Text_20_body">In this code challenge, you will work with the methods of the <text:span text:style-name="Source_20_Text">Map</text:span> interface to support adding new phone numbers into a phonebook. </text:p>
        <text:p text:style-name="Text_20_body"><text:soft-page-break/>The numbers are represented by a class named <text:span text:style-name="Source_20_Text">PhoneNumber</text:span> comprising of only two fields:</text:p>
        <text:p text:style-name="Preformatted_20_Text"><text:span text:style-name="Source_20_Text">class PhoneNumber {</text:span></text:p>
        <text:p text:style-name="Preformatted_20_Text"><text:span text:style-name="Source_20_Text"><text:s text:c="4"/>private PhoneNumberType type;</text:span></text:p>
        <text:p text:style-name="Preformatted_20_Text"><text:span text:style-name="Source_20_Text"><text:s text:c="4"/>private String number;</text:span></text:p>
        <text:p text:style-name="Preformatted_20_Text"/>
        <text:p text:style-name="Preformatted_20_Text"><text:span text:style-name="Source_20_Text"><text:s text:c="4"/>// constructor and getters</text:span></text:p>
        <text:p text:style-name="P10"><text:span text:style-name="Source_20_Text">}</text:span></text:p>
        <text:p text:style-name="Text_20_body">The <text:span text:style-name="Source_20_Text">PhoneNumberType</text:span> enum determines the type of the number.</text:p>
        <text:p text:style-name="Preformatted_20_Text"><text:span text:style-name="Source_20_Text">enum PhoneNumberType {</text:span></text:p>
        <text:p text:style-name="Preformatted_20_Text"><text:span text:style-name="Source_20_Text"><text:s text:c="4"/>MOBILE, HOME, WORK,</text:span></text:p>
        <text:p text:style-name="P10"><text:span text:style-name="Source_20_Text">}</text:span></text:p>
        <text:p text:style-name="Text_20_body">The phonebook is a class based on a map where keys are names and values are lists of phone numbers because each person can have multiple phone numbers. Here is the definition of the map:</text:p>
        <text:p text:style-name="Preformatted_20_Text"><text:span text:style-name="Source_20_Text">class PhoneBook {</text:span></text:p>
        <text:p text:style-name="Preformatted_20_Text"><text:span text:style-name="Source_20_Text"><text:s text:c="4"/>private final Map&lt;String, Collection&lt;PhoneNumber&gt;&gt; nameToPhoneNumbersMap = new HashMap&lt;&gt;();</text:span></text:p>
        <text:p text:style-name="Preformatted_20_Text"/>
        <text:p text:style-name="Preformatted_20_Text"><text:span text:style-name="Source_20_Text"><text:s text:c="4"/>// methods</text:span></text:p>
        <text:p text:style-name="P10"><text:span text:style-name="Source_20_Text">}</text:span></text:p>
        <text:p text:style-name="Text_20_body">To solve this problem, you need to implement two methods of the <text:span text:style-name="Source_20_Text">PhoneBook</text:span> class.</text:p>
        <text:list xml:id="list352732579539563676" text:style-name="L12">
          <text:list-item>
            <text:p text:style-name="P43">The <text:span text:style-name="Source_20_Text">addNewPhoneNumbers</text:span> method should add given phone numbers to the list of the numbers for a specified person by the name. If the name is not yet in the phonebook, then it must appear in it with the given numbers. </text:p>
          </text:list-item>
          <text:list-item>
            <text:p text:style-name="P31">the printPhoneBook should print all numbers with their types for each name in the phonebook. The output example is presented below the example. </text:p>
          </text:list-item>
        </text:list>
        <text:p text:style-name="Text_20_body">Here is an example of using both these methods:</text:p>
        <text:p text:style-name="Preformatted_20_Text"><text:span text:style-name="Source_20_Text">PhoneBook phoneBook = new PhoneBook();</text:span></text:p>
        <text:p text:style-name="Preformatted_20_Text"/>
        <text:p text:style-name="Preformatted_20_Text"><text:span text:style-name="Source_20_Text">List&lt;PhoneNumber&gt; claraPhoneNumbers = new ArrayList&lt;&gt;();</text:span></text:p>
        <text:p text:style-name="Preformatted_20_Text"><text:span text:style-name="Source_20_Text">claraPhoneNumbers.add(new PhoneNumber(PhoneNumberType.HOME, "723324324"));</text:span></text:p>
        <text:p text:style-name="Preformatted_20_Text"><text:span text:style-name="Source_20_Text">phoneBook.addNewPhoneNumbers("Clara", claraPhoneNumbers);</text:span></text:p>
        <text:p text:style-name="Preformatted_20_Text"/>
        <text:p text:style-name="Preformatted_20_Text"><text:span text:style-name="Source_20_Text">List&lt;PhoneNumber&gt; kevinPhoneNumbers = new ArrayList&lt;&gt;();</text:span></text:p>
        <text:p text:style-name="Preformatted_20_Text"><text:span text:style-name="Source_20_Text">kevinPhoneNumbers.add(new PhoneNumber(PhoneNumberType.WORK, "1231"));</text:span></text:p>
        <text:p text:style-name="Preformatted_20_Text"><text:span text:style-name="Source_20_Text">phoneBook.addNewPhoneNumbers("Kevin", kevinPhoneNumbers);</text:span></text:p>
        <text:p text:style-name="Preformatted_20_Text"/>
        <text:p text:style-name="Preformatted_20_Text"><text:span text:style-name="Source_20_Text">phoneBook.addNewPhoneNumbers("Clara", List.of(new PhoneNumber(PhoneNumberType.MOBILE, "23424279")));</text:span></text:p>
        <text:p text:style-name="Preformatted_20_Text"><text:span text:style-name="Source_20_Text">phoneBook.addNewPhoneNumbers("Paul", List.of(new PhoneNumber(PhoneNumberType.WORK, "56756335")));</text:span></text:p>
        <text:p text:style-name="Preformatted_20_Text"/>
        <text:p text:style-name="P10"><text:span text:style-name="Source_20_Text">phoneBook.printPhoneBook();</text:span></text:p>
        <text:p text:style-name="Text_20_body">After executing this code, if everything is OK, your program must print:</text:p>
        <text:p text:style-name="Preformatted_20_Text"><text:span text:style-name="Source_20_Text">Kevin</text:span></text:p>
        <text:p text:style-name="Preformatted_20_Text"><text:span text:style-name="Source_20_Text">WORK: 1231</text:span></text:p>
        <text:p text:style-name="Preformatted_20_Text"><text:span text:style-name="Source_20_Text">Clara</text:span></text:p>
        <text:p text:style-name="Preformatted_20_Text"><text:span text:style-name="Source_20_Text">HOME: 723324324</text:span></text:p>
        <text:p text:style-name="Preformatted_20_Text"><text:span text:style-name="Source_20_Text">MOBILE: 23424279</text:span></text:p>
        <text:p text:style-name="Preformatted_20_Text"><text:soft-page-break/><text:span text:style-name="Source_20_Text">Paul</text:span></text:p>
        <text:p text:style-name="P10"><text:span text:style-name="Source_20_Text">WORK: 56756335</text:span></text:p>
        <text:p text:style-name="Text_20_body">Pay attention that some of the given collections of numbers may be immutable. Your solution should not crash in this case.</text:p>
        <text:p text:style-name="Text_20_body">There are many ways to solve this problem and you can choose any of them, but be sure to use lambda expressions or methods references and the methods you've just learned.</text:p>
      </text:section>
      <text:p text:style-name="P45"/>
      <text:p text:style-name="P45"/>
      <text:p text:style-name="P46">class PhoneBook {</text:p>
      <text:p text:style-name="P46"><text:s text:c="4"/>private final Map&lt;String, Collection&lt;PhoneNumber&gt;&gt; nameToPhoneNumbersMap = new HashMap&lt;&gt;();</text:p>
      <text:p text:style-name="P46"/>
      <text:p text:style-name="P46"><text:s text:c="4"/>public void addNewPhoneNumbers(String name, Collection&lt;PhoneNumber&gt; numbers) {</text:p>
      <text:p text:style-name="P46"><text:s text:c="8"/>// write your code here</text:p>
      <text:p text:style-name="P46"><text:s text:c="4"/>}</text:p>
      <text:p text:style-name="P46"/>
      <text:p text:style-name="P46"><text:s text:c="4"/>public void printPhoneBook() {</text:p>
      <text:p text:style-name="P46"><text:s text:c="8"/>// write your code here</text:p>
      <text:p text:style-name="P46"><text:s text:c="4"/>}</text:p>
      <text:p text:style-name="P46">}</text:p>
      <text:p text:style-name="P46"/>
      <text:p text:style-name="P46">enum PhoneNumberType {</text:p>
      <text:p text:style-name="P46"><text:s text:c="4"/>MOBILE, HOME, WORK,</text:p>
      <text:p text:style-name="P46">}</text:p>
      <text:p text:style-name="P46"/>
      <text:p text:style-name="P46">class PhoneNumber {</text:p>
      <text:p text:style-name="P46"/>
      <text:p text:style-name="P46"><text:s text:c="4"/>private PhoneNumberType type;</text:p>
      <text:p text:style-name="P46"><text:s text:c="4"/>private String number;</text:p>
      <text:p text:style-name="P46"/>
      <text:p text:style-name="P46"><text:s text:c="4"/>public PhoneNumber(PhoneNumberType type, String number) {</text:p>
      <text:p text:style-name="P46"><text:s text:c="8"/>this.type = type;</text:p>
      <text:p text:style-name="P46"><text:s text:c="8"/>this.number = number;</text:p>
      <text:p text:style-name="P46"><text:s text:c="4"/>}</text:p>
      <text:p text:style-name="P46"/>
      <text:p text:style-name="P46"><text:s text:c="4"/>public PhoneNumberType getType() {</text:p>
      <text:p text:style-name="P46"><text:s text:c="8"/>return type;</text:p>
      <text:p text:style-name="P46"><text:s text:c="4"/>}</text:p>
      <text:p text:style-name="P46"/>
      <text:p text:style-name="P46"><text:s text:c="4"/>public String getNumber() {</text:p>
      <text:p text:style-name="P46"><text:s text:c="8"/>return number;</text:p>
      <text:p text:style-name="P46"><text:s text:c="4"/>}</text:p>
      <text:p text:style-name="P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20:11:40.442575076</meta:creation-date>
    <dc:date>2021-11-26T18:38:47.742350555</dc:date>
    <meta:editing-duration>PT10H57M37S</meta:editing-duration>
    <meta:editing-cycles>29</meta:editing-cycles>
    <meta:generator>LibreOffice/5.1.2.2$Linux_X86_64 LibreOffice_project/10m0$Build-2</meta:generator>
    <meta:document-statistic meta:table-count="0" meta:image-count="0" meta:object-count="0" meta:page-count="23" meta:paragraph-count="737" meta:word-count="5251" meta:character-count="36872" meta:non-whitespace-character-count="30341"/>
  </office:meta>
</office:document-meta>
</file>